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061000000201B7552BC.png" manifest:media-type="image/png"/>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5" manifest:media-type=""/>
  <manifest:file-entry manifest:full-path="ObjectReplacements/Object 9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s" fo:country="ES"/>
    </style:style>
    <style:style style:name="P2" style:family="paragraph" style:parent-style-name="Header">
      <style:paragraph-properties fo:text-align="end" style:justify-single-word="false"/>
    </style:style>
    <style:style style:name="P3" style:family="paragraph" style:parent-style-name="Standard">
      <style:text-properties fo:language="es" fo:country="ES"/>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padding="0.074cm" fo:border-left="none" fo:border-right="none" fo:border-top="none" fo:border-bottom="0.06pt solid #000000" style:join-border="false"/>
      <style:text-properties fo:language="es" fo:country="ES"/>
    </style:style>
    <style:style style:name="P7" style:family="paragraph" style:parent-style-name="Text_20_body">
      <style:paragraph-properties fo:text-align="start" style:justify-single-word="false"/>
    </style:style>
    <style:style style:name="P8" style:family="paragraph" style:parent-style-name="Text_20_body">
      <style:text-properties fo:language="es" fo:country="ES"/>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 style:family="paragraph" style:parent-style-name="Text_20_body">
      <style:paragraph-properties fo:text-align="start" style:justify-single-word="false"/>
      <style:text-properties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2" style:family="paragraph" style:parent-style-name="Standard" style:master-page-name="Standard">
      <style:paragraph-properties style:page-number="auto"/>
      <style:text-properties fo:language="es" fo:country="ES"/>
    </style:style>
    <style:style style:name="P13" style:family="paragraph" style:parent-style-name="Standard" style:list-style-name="L1">
      <style:text-properties fo:language="es" fo:country="ES"/>
    </style:style>
    <style:style style:name="P14" style:family="paragraph" style:parent-style-name="Standard">
      <style:paragraph-properties fo:text-align="start" style:justify-single-word="false"/>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text-properties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 style:family="paragraph" style:parent-style-name="Frame_20_contents">
      <style:paragraph-properties fo:text-align="start" style:justify-single-word="false"/>
    </style:style>
    <style:style style:name="P18" style:family="paragraph" style:parent-style-name="Fig.">
      <style:paragraph-properties fo:text-align="center" style:justify-single-word="false"/>
    </style:style>
    <style:style style:name="P19" style:family="paragraph">
      <style:paragraph-properties fo:text-align="center"/>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4" style:family="text">
      <style:text-properties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5"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style:vertical-rel="frame" style:horizontal-pos="from-left" style:horizontal-rel="fram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marker-end="Arrow" draw:textarea-horizontal-align="center" draw:textarea-vertical-align="middle" style:run-through="foreground" style:vertical-pos="from-top" style:vertical-rel="paragraph" style:horizontal-pos="from-left" style:horizontal-rel="paragraph"/>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style>
    <style:style style:name="gr4" style:family="graphic">
      <style:graphic-properties draw:fill-color="#198a8a" draw:textarea-horizontal-align="center" draw:textarea-vertical-align="middle" style:run-through="foreground"/>
    </style:style>
    <style:style style:name="gr5" style:family="graphic">
      <style:graphic-properties svg:stroke-color="#cfe7f5" draw:textarea-horizontal-align="center" draw:textarea-vertical-align="middle" style:run-through="foreground"/>
    </style:style>
    <style:style style:name="gr6" style:family="graphic">
      <style:graphic-properties draw:stroke="dash" draw:stroke-dash="Fine_20_Dotted" draw:textarea-horizontal-align="center" draw:textarea-vertical-align="middle" style:run-through="foreground"/>
    </style:style>
    <style:style style:name="gr7" style:family="graphic">
      <style:graphic-properties draw:stroke="none" svg:stroke-color="#000000" draw:fill="none" draw:fill-color="#ffffff" fo:min-height="0.829cm" style:run-through="foreground"/>
    </style:style>
    <style:style style:name="gr8" style:family="graphic">
      <style:graphic-properties draw:marker-end="Arrow" draw:textarea-horizontal-align="center" draw:textarea-vertical-align="middle" style:run-through="foreground"/>
    </style:style>
    <style:style style:name="gr9" style:family="graphic">
      <style:graphic-properties draw:stroke="none" draw:textarea-horizontal-align="center" draw:textarea-vertical-align="middle" style:run-through="foreground"/>
    </styl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number:date-style style:name="N120">
      <number:day/>
      <number:text>/</number:text>
      <number:month number:style="long"/>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c."/>
        <text:sequence-decl text:display-outline-level="0" text:name="Fig."/>
      </text:sequence-decls>
      <text:p text:style-name="P12"/>
      <text:p text:style-name="P3"/>
      <text:p text:style-name="Standard">Optimizador No Lineal aplicable a la resolución del Despacho Óptimo de Energía de un sistema Hidrotérmico.</text:p>
      <text:p text:style-name="P3"/>
      <text:p text:style-name="P6"/>
      <text:p text:style-name="P3">Proyecto: SimSEE – ANII- FSE-18-2009 </text:p>
      <text:p text:style-name="P8">Archivo: <text:file-name text:display="name-and-extension">onl.odt</text:file-name></text:p>
      <text:p text:style-name="P8">Autor:</text:p>
      <text:p text:style-name="P8">Fecha creación: <text:creation-date style:data-style-name="N51">30/10/2012 12:12:58</text:creation-date></text:p>
      <text:p text:style-name="P8">Fecha última revisión: <text:modification-date style:data-style-name="N120">7/12/2012 09:41:00 PM</text:modification-date> Institución: IIE – Montevideo – Uruguay.</text:p>
      <text:p text:style-name="P3"/>
      <text:p text:style-name="P3"/>
      <text:p text:style-name="P3"/>
      <text:h text:style-name="Heading_20_1" text:outline-level="1">Introducción.</text:h>
      <text:p text:style-name="Standard"/>
      <text:p text:style-name="Text_20_body">La resolución del despacho óptimo de un sistema hidrotérmico se plantea generalmente como un <text:s/>problema de optimización con restricciones. Es común que dicho problema sea plantead como un Problema Lineal, simplificando para ello el conjunto de ecuaciones que intervienen para lograr expresarlas en forma aproximada por un conjunto de restricciones lineales y una <text:s/>función de costo lineal.</text:p>
      <text:p text:style-name="Text_20_body">Las variables de optimización sulen ser las potencias despachadas por las difernetes unidades de generación y las principales restricciones son las conocidas como “restricciones de nodo” que imponen el equilibrio de potencias inyectadas en un nodo. En cada nodo del sistema, la suma de potencias inyectadas debe ser CERO. Como función de costo se utiliza la suma de los costos de combustible en las unidades de generación térmicas, más el costo de las importaciones menos los ingresos por eventuales exportaciones más el costo de “falla” (o racionamiento) atribuído a eventuales demandas insatisfechas por falta de generación. Suponiendo que los costos de producción de las unidades generadoras son proporcionales a la energía generada, el costo se plantea como una combinación lineal de las variables de optimización (las potencias). En la práctica, las unidades generadoras no tienen rendimiento constante por lo que aparecen así ya las primeras no-linealidades simplificadas al suponer rendimientos constantes. En la plataforma SimSEE se pueden utilizar modelos de centrales térmicas con un rendimiento no constante y con mínimo técnico de producción (esto es una potencia mínima para estar en servicio), y el costo todavía se puede expresar como una dependencia lineal con la potencia producida.</text:p>
      <text:p text:style-name="Text_20_body">Otras fuentes de no-linealidad son la dependencia del rendimiento de las centrales hidráulicas con el cauldal erogado (por pérdida de altura efectiva ocasionada por el caudal erogado) y la dependencia cuadrática de las pérdidas de las líneas de transmisión con la potencia transmitida.</text:p>
      <text:p text:style-name="Text_20_body">En el caso del coeficiente variable de las hidráulicas, en el planteo lineal, se realiza una estimación del caudal erogado, antes de resolver el problema (por ejemplo considerando <text:soft-page-break/>como primer estimación el caudal erogado en el paso anterior) y se resuelve el problema con esa estimación. Si luego de la resolución, el caudal erogado resultante difiere mucho del estimado se repite la resolución modificando la estimación original. Este método es el utilizado en SimSEE para resolver una sucesión de problemas lineales que representen la no-linealidad.</text:p>
      <text:p text:style-name="Text_20_body">En este trabajo se documenta el desarrollo de un optimizador no-lineal para ser utilizado en lugar del método Simplex clásico y poder representar así las no linealidades en SimSEE.</text:p>
      <text:p text:style-name="Text_20_body">Además de poder representar no-linealidades, el planteo de otra forma de resolución del problema de optimización que no implique la manipulación del problema (esto es que no implique la operación sobre las ecuaciones del problema) representa un atractivo importante dado que los problemas que se analizan son representables por ecuaciones “ralas” (sparsas) que involucran pocas variables, pero que por la cantidad de elementos del sistema pueden contener muchas variables y muchas restricciones. Si la solución se basa en la manipulación de las ecuaciones (como es el caso del método Simplex) la estructura “rala” (sparsa) se pierde y el tiempo de cálculo se ve comprometido. Por el contrario, un método como la búsqueda por dirección no implica la manipulación de las ecuaciones, sólo su evaluación y mientras que se mantenga la estructura rala (sparsa) la evaluación se mantiene reducida en tiempo de cómputo.</text:p>
      <text:p text:style-name="Standard"/>
      <text:h text:style-name="Heading_20_1" text:outline-level="1">Nociones básicas de optimización.</text:h>
      <text:p text:style-name="Standard"/>
      <text:p text:style-name="Text_20_body">En forma genérica un problema de optimización se puede plantear como:</text:p>
      <text:p text:style-name="Standard"/>
      <text:p text:style-name="P9"><draw:frame draw:style-name="fr3" draw:name="Objeto1" text:anchor-type="as-char" svg:y="-0.757cm" svg:width="2.14cm" svg:height="1.362cm" draw:z-index="0"><draw:object xlink:href="./Object 1" xlink:type="simple" xlink:show="embed" xlink:actuate="onLoad"/><draw:image xlink:href="./ObjectReplacements/Object 1" xlink:type="simple" xlink:show="embed" xlink:actuate="onLoad"/></draw:frame> (ec. <text:sequence text:ref-name="refec.0" text:name="ec." text:formula="ooow:ec.+1" style:num-format="1">1</text:sequence> )</text:p>
      <text:p text:style-name="P4"/>
      <text:p text:style-name="Text_20_body">Siendo <draw:frame draw:style-name="fr3" draw:name="Objeto2" text:anchor-type="as-char" svg:y="-0.377cm" svg:width="0.584cm" svg:height="0.469cm" draw:z-index="1"><draw:object xlink:href="./Object 2" xlink:type="simple" xlink:show="embed" xlink:actuate="onLoad"/><draw:image xlink:href="./ObjectReplacements/Object 2" xlink:type="simple" xlink:show="embed" xlink:actuate="onLoad"/><svg:desc>fórmula</svg:desc></draw:frame>el vector de “variables de optimización” y <draw:frame draw:style-name="fr3" draw:name="Objeto3" text:anchor-type="as-char" svg:y="-0.305cm" svg:width="0.526cm" svg:height="0.326cm" draw:z-index="2"><draw:object xlink:href="./Object 3" xlink:type="simple" xlink:show="embed" xlink:actuate="onLoad"/><draw:image xlink:href="./ObjectReplacements/Object 3" xlink:type="simple" xlink:show="embed" xlink:actuate="onLoad"/><svg:desc>fórmula</svg:desc></draw:frame>el conjunto al que debe pertenecer el vector de variables para obtener una solucion “factible” del problema. Al conjunto <draw:frame draw:style-name="fr3" draw:name="Objeto4" text:anchor-type="as-char" svg:y="-0.305cm" svg:width="0.526cm" svg:height="0.326cm" draw:z-index="3"><draw:object xlink:href="./Object 4" xlink:type="simple" xlink:show="embed" xlink:actuate="onLoad"/><draw:image xlink:href="./ObjectReplacements/Object 4" xlink:type="simple" xlink:show="embed" xlink:actuate="onLoad"/><svg:desc>fórmula</svg:desc></draw:frame>se le llama “conjunto factible” o “dominio” del problema. La función a minimizar <draw:frame draw:style-name="fr3" draw:name="Objeto5" text:anchor-type="as-char" svg:y="-0.377cm" svg:width="1.249cm" svg:height="0.485cm" draw:z-index="4"><draw:object xlink:href="./Object 5" xlink:type="simple" xlink:show="embed" xlink:actuate="onLoad"/><draw:image xlink:href="./ObjectReplacements/Object 5" xlink:type="simple" xlink:show="embed" xlink:actuate="onLoad"/><svg:desc>fórmula</svg:desc></draw:frame>es denominada “función objetivo” o “función de costo” y la supondremos definida de <draw:frame draw:style-name="fr3" draw:name="Objeto18" text:anchor-type="as-char" svg:y="-0.305cm" svg:width="0.526cm" svg:height="0.326cm" draw:z-index="36"><draw:object xlink:href="./Object 18" xlink:type="simple" xlink:show="embed" xlink:actuate="onLoad"/><draw:image xlink:href="./ObjectReplacements/Object 18" xlink:type="simple" xlink:show="embed" xlink:actuate="onLoad"/><svg:desc>fórmula</svg:desc></draw:frame>en el campo de los reales <draw:frame draw:style-name="fr3" draw:name="Objeto19" text:anchor-type="as-char" svg:y="-0.377cm" svg:width="0.497cm" svg:height="0.469cm" draw:z-index="37"><draw:object xlink:href="./Object 19" xlink:type="simple" xlink:show="embed" xlink:actuate="onLoad"/><draw:image xlink:href="./ObjectReplacements/Object 19" xlink:type="simple" xlink:show="embed" xlink:actuate="onLoad"/><svg:desc>fórmula</svg:desc></draw:frame> . El problema planteado por la ec. <text:sequence-ref text:reference-format="value" text:ref-name="refec.0">1</text:sequence-ref> se debe leer como “encontrar el valor del vector <draw:frame draw:style-name="fr3" draw:name="Objeto6" text:anchor-type="as-char" svg:y="-0.377cm" svg:width="0.584cm" svg:height="0.469cm" draw:z-index="5"><draw:object xlink:href="./Object 6" xlink:type="simple" xlink:show="embed" xlink:actuate="onLoad"/><draw:image xlink:href="./ObjectReplacements/Object 6" xlink:type="simple" xlink:show="embed" xlink:actuate="onLoad"/><svg:desc>fórmula</svg:desc></draw:frame>que minimiza <draw:frame draw:style-name="fr3" draw:name="Objeto8" text:anchor-type="as-char" svg:y="-0.377cm" svg:width="1.249cm" svg:height="0.485cm" draw:z-index="6"><draw:object xlink:href="./Object 8" xlink:type="simple" xlink:show="embed" xlink:actuate="onLoad"/><draw:image xlink:href="./ObjectReplacements/Object 8" xlink:type="simple" xlink:show="embed" xlink:actuate="onLoad"/><svg:desc>fórmula</svg:desc></draw:frame>sujeto a que <draw:frame draw:style-name="fr3" draw:name="Objeto14" text:anchor-type="as-char" svg:y="-0.377cm" svg:width="0.584cm" svg:height="0.469cm" draw:z-index="38"><draw:object xlink:href="./Object 14" xlink:type="simple" xlink:show="embed" xlink:actuate="onLoad"/><draw:image xlink:href="./ObjectReplacements/Object 14" xlink:type="simple" xlink:show="embed" xlink:actuate="onLoad"/><svg:desc>fórmula</svg:desc></draw:frame>pertenezca al conjunto<draw:frame draw:style-name="fr3" draw:name="Objeto7" text:anchor-type="as-char" svg:y="-0.305cm" svg:width="0.526cm" svg:height="0.326cm" draw:z-index="39"><draw:object xlink:href="./Object 7" xlink:type="simple" xlink:show="embed" xlink:actuate="onLoad"/><draw:image xlink:href="./ObjectReplacements/Object 7" xlink:type="simple" xlink:show="embed" xlink:actuate="onLoad"/><svg:desc>fórmula</svg:desc></draw:frame>.</text:p>
      <text:p text:style-name="P5"/>
      <text:p text:style-name="Text_20_body">En la formlación del problema se suele expresar al conjunto <draw:frame draw:style-name="fr3" draw:name="Objeto9" text:anchor-type="as-char" svg:y="-0.305cm" svg:width="0.526cm" svg:height="0.326cm" draw:z-index="7"><draw:object xlink:href="./Object 9" xlink:type="simple" xlink:show="embed" xlink:actuate="onLoad"/><draw:image xlink:href="./ObjectReplacements/Object 9" xlink:type="simple" xlink:show="embed" xlink:actuate="onLoad"/><svg:desc>fórmula</svg:desc></draw:frame>por un conjunto de restricciones del tipo<draw:frame draw:style-name="fr3" draw:name="Objeto10" text:anchor-type="as-char" svg:y="-0.377cm" svg:width="1.782cm" svg:height="0.533cm" draw:z-index="8"><draw:object xlink:href="./Object 10" xlink:type="simple" xlink:show="embed" xlink:actuate="onLoad"/><draw:image xlink:href="./ObjectReplacements/Object 10" xlink:type="simple" xlink:show="embed" xlink:actuate="onLoad"/><svg:desc>fórmula</svg:desc></draw:frame>(restricciones de desigualdad) y del tipo <draw:frame draw:style-name="fr3" draw:name="Objeto11" text:anchor-type="as-char" svg:y="-0.377cm" svg:width="1.806cm" svg:height="0.533cm" draw:z-index="9"><draw:object xlink:href="./Object 11" xlink:type="simple" xlink:show="embed" xlink:actuate="onLoad"/><draw:image xlink:href="./ObjectReplacements/Object 11" xlink:type="simple" xlink:show="embed" xlink:actuate="onLoad"/></draw:frame> (restricciones de igualdad) que determinan cada una un conjunto siendo <draw:frame draw:style-name="fr3" draw:name="Objeto12" text:anchor-type="as-char" svg:y="-0.305cm" svg:width="0.526cm" svg:height="0.326cm" draw:z-index="10"><draw:object xlink:href="./Object 12" xlink:type="simple" xlink:show="embed" xlink:actuate="onLoad"/><draw:image xlink:href="./ObjectReplacements/Object 12" xlink:type="simple" xlink:show="embed" xlink:actuate="onLoad"/><svg:desc>fórmula</svg:desc></draw:frame>determinado por la intersección de todos los conjuntos fijados por las restricciones. Con esta notación el planteo del problema se escribe como:</text:p>
      <text:p text:style-name="P5"/>
      <text:p text:style-name="P9"/>
      <text:p text:style-name="P9"/>
      <text:p text:style-name="P9"><text:soft-page-break/></text:p>
      <text:p text:style-name="P9"/>
      <text:p text:style-name="P9"><draw:frame draw:style-name="fr3" draw:name="Objeto13" text:anchor-type="as-char" svg:y="-1.065cm" svg:width="4.533cm" svg:height="2.041cm" draw:z-index="11"><draw:object xlink:href="./Object 13" xlink:type="simple" xlink:show="embed" xlink:actuate="onLoad"/><draw:image xlink:href="./ObjectReplacements/Object 13" xlink:type="simple" xlink:show="embed" xlink:actuate="onLoad"/><svg:desc>fórmula</svg:desc></draw:frame> (ec. <text:sequence text:ref-name="refec.1" text:name="ec." text:formula="ooow:ec.+1" style:num-format="1">2</text:sequence> )</text:p>
      <text:p text:style-name="P5"/>
      <text:h text:style-name="Heading_20_2" text:outline-level="2">Supremo de un problema.</text:h>
      <text:p text:style-name="Text_20_body">Se conoce como “supremo de <draw:frame draw:style-name="fr3" draw:name="Objeto15" text:anchor-type="as-char" svg:y="-0.377cm" svg:width="1.249cm" svg:height="0.485cm" draw:z-index="18"><draw:object xlink:href="./Object 15" xlink:type="simple" xlink:show="embed" xlink:actuate="onLoad"/><draw:image xlink:href="./ObjectReplacements/Object 15" xlink:type="simple" xlink:show="embed" xlink:actuate="onLoad"/><svg:desc>fórmula</svg:desc></draw:frame>sobre <draw:frame draw:style-name="fr3" draw:name="Objeto16" text:anchor-type="as-char" svg:y="-0.305cm" svg:width="0.526cm" svg:height="0.326cm" draw:z-index="19"><draw:object xlink:href="./Object 16" xlink:type="simple" xlink:show="embed" xlink:actuate="onLoad"/><draw:image xlink:href="./ObjectReplacements/Object 16" xlink:type="simple" xlink:show="embed" xlink:actuate="onLoad"/></draw:frame>” o simplemente “supremo del problema” al conjunto de los puntos <draw:frame draw:style-name="fr3" draw:name="Objeto20" text:anchor-type="as-char" svg:y="-0.377cm" svg:width="1.342cm" svg:height="0.485cm" draw:z-index="20"><draw:object xlink:href="./Object 20" xlink:type="simple" xlink:show="embed" xlink:actuate="onLoad"/><draw:image xlink:href="./ObjectReplacements/Object 20" xlink:type="simple" xlink:show="embed" xlink:actuate="onLoad"/><svg:desc>fórmula</svg:desc></draw:frame>tal que <draw:frame draw:style-name="fr3" draw:name="Objeto21" text:anchor-type="as-char" svg:y="-0.377cm" svg:width="1.242cm" svg:height="0.469cm" draw:z-index="21"><draw:object xlink:href="./Object 21" xlink:type="simple" xlink:show="embed" xlink:actuate="onLoad"/><draw:image xlink:href="./ObjectReplacements/Object 21" xlink:type="simple" xlink:show="embed" xlink:actuate="onLoad"/><svg:desc>fórmula</svg:desc></draw:frame>y <draw:frame draw:style-name="fr3" draw:name="Objeto22" text:anchor-type="as-char" svg:y="-0.377cm" svg:width="1.822cm" svg:height="0.485cm" draw:z-index="22"><draw:object xlink:href="./Object 22" xlink:type="simple" xlink:show="embed" xlink:actuate="onLoad"/><draw:image xlink:href="./ObjectReplacements/Object 22" xlink:type="simple" xlink:show="embed" xlink:actuate="onLoad"/><svg:desc>fórmula</svg:desc></draw:frame>.</text:p>
      <text:p text:style-name="P5"/>
      <text:p text:style-name="Text_20_body">Observar que toda la información del problema queda contenida en su supremo. Dar el supremos equivale a dar la especificación completa del problema.</text:p>
      <text:p text:style-name="P5"><draw:frame draw:style-name="fr1" draw:name="Marco1" text:anchor-type="paragraph" svg:x="2.027cm" svg:y="0.425cm" svg:width="10.675cm" draw:z-index="110"><draw:text-box fo:min-height="8.973cm"><draw:frame draw:style-name="fr4" draw:name="Objeto103" text:anchor-type="frame" svg:x="7.107cm" svg:y="7.311cm" svg:width="0.526cm" svg:height="0.326cm" draw:z-index="113"><draw:object xlink:href="./Object 103" xlink:type="simple" xlink:show="embed" xlink:actuate="onLoad"/><draw:image xlink:href="./ObjectReplacements/Object 103" xlink:type="simple" xlink:show="embed" xlink:actuate="onLoad"/></draw:frame><text:p text:style-name="Fig."><draw:line text:anchor-type="paragraph" draw:z-index="111" draw:style-name="gr1" draw:text-style-name="P19" svg:x1="1.459cm" svg:y1="7.758cm" svg:x2="10.674cm" svg:y2="8.857cm"><text:p/></draw:line><draw:g text:anchor-type="paragraph" draw:z-index="112" draw:style-name="gr2"><draw:ellipse draw:style-name="gr3" draw:text-style-name="P19" svg:width="6.913cm" svg:height="4.576cm" svg:x="2.356cm" svg:y="0.379cm"><text:p/></draw:ellipse><draw:ellipse draw:style-name="gr4" draw:text-style-name="P19" svg:width="6.913cm" svg:height="0.83cm" svg:x="2.356cm" svg:y="7.063cm"><text:p/></draw:ellipse><draw:rect draw:style-name="gr5" draw:text-style-name="P19" svg:width="6.913cm" svg:height="0.158cm" svg:x="2.356cm" svg:y="2.623cm"><text:p/></draw:rect><draw:rect draw:style-name="gr3" draw:text-style-name="P19" svg:width="6.913cm" svg:height="2.624cm" svg:x="2.356cm" svg:y="0cm"><text:p/></draw:rect><draw:line draw:style-name="gr6" draw:text-style-name="P19" svg:x1="9.269cm" svg:y1="1.91cm" svg:x2="9.269cm" svg:y2="7.292cm"><text:p/></draw:line><draw:line draw:style-name="gr6" draw:text-style-name="P19" svg:x1="2.356cm" svg:y1="2.288cm" svg:x2="2.356cm" svg:y2="7.601cm"><text:p/></draw:line><draw:frame draw:style-name="gr7" svg:width="0.934cm" svg:height="0.83cm" svg:x="0.693cm" svg:y="1.032cm"><draw:text-box><text:p>f(X)</text:p></draw:text-box></draw:frame><draw:line draw:style-name="gr8" draw:text-style-name="P19" svg:x1="1.459cm" svg:y1="7.758cm" svg:x2="1.459cm" svg:y2="1.233cm"><text:p/></draw:line><draw:line draw:style-name="gr8" draw:text-style-name="P19" svg:x1="1.459cm" svg:y1="7.758cm" svg:x2="9.486cm" svg:y2="4.955cm"><text:p/></draw:line><draw:rect draw:style-name="gr9" draw:text-style-name="P19" svg:width="6.913cm" svg:height="0.158cm" svg:x="2.356cm" svg:y="2.623cm"><text:p/></draw:rect></draw:g></text:p><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Fig. <text:sequence text:ref-name="refFig.0" text:name="Fig." text:formula="ooow:Fig.+1" style:num-format="1">1</text:sequence>: Supremo de un probl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5"/>
      <text:h text:style-name="Heading_20_2" text:outline-level="2">Convexidad y búsqueda local.</text:h>
      <text:p text:style-name="Text_20_body">La fig. <text:sequence-ref text:reference-format="value" text:ref-name="refFig.0">1</text:sequence-ref> muestra un ejemplo de un problema con un dominio en <draw:frame draw:style-name="fr3" draw:name="Objeto17" text:anchor-type="as-char" svg:y="-0.437cm" svg:width="0.631cm" svg:height="0.529cm" draw:z-index="33"><draw:object xlink:href="./Object 17" xlink:type="simple" xlink:show="embed" xlink:actuate="onLoad"/><draw:image xlink:href="./ObjectReplacements/Object 17" xlink:type="simple" xlink:show="embed" xlink:actuate="onLoad"/><svg:desc>fórmula</svg:desc></draw:frame> con su supremo. La importancia de introducir el concepto de supremo, es que el mismo permite tener una visión geométrica del problema de optimización y facilita el entendimiento. Dado el supremo, encontrar la solución implica encontrar el punto más bajo de ese “cuerpo”. Si el supremo es un conjunto convexo (es decir que dados cualquier par de puntos, el segmento que los une pertenece al conjunto), por definición, cualquier punto del supremo (en particular los de la superficie limitada por <draw:frame draw:style-name="fr3" draw:name="Objeto23" text:anchor-type="as-char" svg:y="-0.377cm" svg:width="1.249cm" svg:height="0.485cm" draw:z-index="40"><draw:object xlink:href="./Object 23" xlink:type="simple" xlink:show="embed" xlink:actuate="onLoad"/><draw:image xlink:href="./ObjectReplacements/Object 23" xlink:type="simple" xlink:show="embed" xlink:actuate="onLoad"/><svg:desc>fórmula</svg:desc></draw:frame>) tiene “visión directa” con el mínimo. Es decir que si hacemos la ficción de que estamos parados en un punto cualquiera del supremo, existe un rayo que une dicho punto con el mínimo. Esto habilita a afirmar, que cualquir algorimto de búsqueda local del mínimo (esto es búsqueda en un entorno de un punto dado) conduce hacia la solución del problema. Esta es la situación de la fig . Por el contrario, si el supreno no es convexo se pueden dar situaciones donde una búsqueda local lleve a “falsas soluciones” como se puede ver en las fig ''''' en que la no convexidad está dada por una “lomada” en <draw:frame draw:style-name="fr3" draw:name="Objeto24" text:anchor-type="as-char" svg:y="-0.377cm" svg:width="1.249cm" svg:height="0.485cm" draw:z-index="77"><draw:object xlink:href="./Object 24" xlink:type="simple" xlink:show="embed" xlink:actuate="onLoad"/><draw:image xlink:href="./ObjectReplacements/Object 24" xlink:type="simple" xlink:show="embed" xlink:actuate="onLoad"/><svg:desc>fórmula</svg:desc></draw:frame>y en la fig ??? en que la no convexidad está dada por el caracter no-convexo de <draw:frame draw:style-name="fr3" draw:name="Objeto25" text:anchor-type="as-char" svg:y="-0.305cm" svg:width="0.526cm" svg:height="0.326cm" draw:z-index="80"><draw:object xlink:href="./Object 25" xlink:type="simple" xlink:show="embed" xlink:actuate="onLoad"/><draw:image xlink:href="./ObjectReplacements/Object 25" xlink:type="simple" xlink:show="embed" xlink:actuate="onLoad"/><svg:desc>fórmula</svg:desc></draw:frame></text:p>
      <text:p text:style-name="P5"/>
      <text:p text:style-name="Text_20_body">**************aquí fig. De supremo no-convexo por f(X) con lomada**********************</text:p>
      <text:p text:style-name="P5"/>
      <text:p text:style-name="Text_20_body">*************fig. De supremo no-convexo por Dominio partido **************************</text:p>
      <text:p text:style-name="P5"/>
      <text:p text:style-name="P7">En las aplicaciones sobre la plataforma SimSEE se supondrá o que los problemas son convexos o en el caso de no serlos, se conoce la forma de describir el problema como una colección de sub-problemas convexos. Cuando es posible construir dicha colección, para obtener la solución del problema es necesario solucionar la colección de problemas para poder seleccionar el menor de los óptimos de la colección.</text:p>
      <text:p text:style-name="P7"/>
      <text:h text:style-name="Heading_20_2" text:outline-level="2">Relajación de un problema.</text:h>
      <text:p text:style-name="Text_20_body"><text:span text:style-name="T1">La definición del supremo de un problema facilita la interpretación del concepto de “relajación de un problema”. Dado dos problemas “A” y “B” con supremos </text:span><text:span text:style-name="T1"><draw:frame draw:style-name="fr3" draw:name="Objeto26" text:anchor-type="as-char" svg:y="-0.377cm" svg:width="0.499cm" svg:height="0.469cm" draw:z-index="23"><draw:object xlink:href="./Object 26" xlink:type="simple" xlink:show="embed" xlink:actuate="onLoad"/><draw:image xlink:href="./ObjectReplacements/Object 26" xlink:type="simple" xlink:show="embed" xlink:actuate="onLoad"/><svg:desc>fórmula</svg:desc></draw:frame></text:span><text:span text:style-name="T1">y </text:span><text:span text:style-name="T1"><draw:frame draw:style-name="fr3" draw:name="Objeto27" text:anchor-type="as-char" svg:y="-0.377cm" svg:width="0.503cm" svg:height="0.469cm" draw:z-index="24"><draw:object xlink:href="./Object 27" xlink:type="simple" xlink:show="embed" xlink:actuate="onLoad"/><draw:image xlink:href="./ObjectReplacements/Object 27" xlink:type="simple" xlink:show="embed" xlink:actuate="onLoad"/><svg:desc>fórmula</svg:desc></draw:frame></text:span><text:span text:style-name="T1">diremos que el problema B es una relajación del problema A si </text:span><text:span text:style-name="T1"><draw:frame draw:style-name="fr3" draw:name="Objeto28" text:anchor-type="as-char" svg:y="-0.377cm" svg:width="1.155cm" svg:height="0.469cm" draw:z-index="25"><draw:object xlink:href="./Object 28" xlink:type="simple" xlink:show="embed" xlink:actuate="onLoad"/><draw:image xlink:href="./ObjectReplacements/Object 28" xlink:type="simple" xlink:show="embed" xlink:actuate="onLoad"/><svg:desc>fórmula</svg:desc></draw:frame></text:span><text:span text:style-name="T1">. La fig. ??? representa gráficamente la situación para un ejemplo y permitirá mostrar intuitivamente la relación entre la solución de un problema A y un problema B que sea una relajación de A.</text:span></text:p>
      <text:p text:style-name="P3"/>
      <text:p text:style-name="P8">Las técnicas de relajación se utilizan como herramienta para encontrar la solución al problema no-relajado. La estrategia es “ablandar” (o relajar) el problema A de forma que resulte más sencillo de solucionar y luego ir ajustando la relajación para obtener una solución cada vez más cercana a la del problema A. Por esta razón, al problema no-relajado se le denomina “problema original”. Para entender cómo es utilizable una relajación en aproximar la solución del problema original, se muestra a continuación <text:soft-page-break/>como la solución de un problema relajado suministra una cota inferior del problema original y puede suministrar también una superior.</text:p>
      <text:p text:style-name="P3"/>
      <text:p text:style-name="P8">*************** fig. Dos supremos b Relajado de A</text:p>
      <text:p text:style-name="P3"/>
      <text:p text:style-name="P8">Es fácil concluir, que como <draw:frame draw:style-name="fr3" draw:name="Objeto29" text:anchor-type="as-char" svg:y="-0.377cm" svg:width="1.155cm" svg:height="0.469cm" draw:z-index="26"><draw:object xlink:href="./Object 29" xlink:type="simple" xlink:show="embed" xlink:actuate="onLoad"/><draw:image xlink:href="./ObjectReplacements/Object 29" xlink:type="simple" xlink:show="embed" xlink:actuate="onLoad"/><svg:desc>fórmula</svg:desc></draw:frame>, seleccionada una dirección cualquiera del espacio, el punto más lejano de B es esa dirección siempre será más lejano que el punto más lejano de A en esa misma dirección. En particular, si se considera la dirección sobre la que está definida <draw:frame draw:style-name="fr3" draw:name="Objeto30" text:anchor-type="as-char" svg:y="-0.377cm" svg:width="1.249cm" svg:height="0.485cm" draw:z-index="27"><draw:object xlink:href="./Object 30" xlink:type="simple" xlink:show="embed" xlink:actuate="onLoad"/><draw:image xlink:href="./ObjectReplacements/Object 30" xlink:type="simple" xlink:show="embed" xlink:actuate="onLoad"/><svg:desc>fórmula</svg:desc></draw:frame>en el sentido de <draw:frame draw:style-name="fr3" draw:name="Objeto31" text:anchor-type="as-char" svg:y="-0.217cm" svg:width="0.855cm" svg:height="0.217cm" draw:z-index="28"><draw:object xlink:href="./Object 31" xlink:type="simple" xlink:show="embed" xlink:actuate="onLoad"/><draw:image xlink:href="./ObjectReplacements/Object 31" xlink:type="simple" xlink:show="embed" xlink:actuate="onLoad"/><svg:desc>fórmula</svg:desc></draw:frame> se tendrá que la solución del problema relajado es necesariamente menor o igual que la solución del problema no-relajado.</text:p>
      <text:p text:style-name="P8">Formalmente, podemos escribir que si <text:s/><draw:frame draw:style-name="fr3" draw:name="Objeto39" text:anchor-type="as-char" svg:y="-0.437cm" svg:width="1.399cm" svg:height="0.529cm" draw:z-index="29"><draw:object xlink:href="./Object 39" xlink:type="simple" xlink:show="embed" xlink:actuate="onLoad"/><draw:image xlink:href="./ObjectReplacements/Object 39" xlink:type="simple" xlink:show="embed" xlink:actuate="onLoad"/><svg:desc>fórmula</svg:desc></draw:frame>es la solución de <draw:frame draw:style-name="fr3" draw:name="Objeto40" text:anchor-type="as-char" svg:y="-0.377cm" svg:width="0.503cm" svg:height="0.469cm" draw:z-index="78"><draw:object xlink:href="./Object 40" xlink:type="simple" xlink:show="embed" xlink:actuate="onLoad"/><draw:image xlink:href="./ObjectReplacements/Object 40" xlink:type="simple" xlink:show="embed" xlink:actuate="onLoad"/><svg:desc>fórmula</svg:desc></draw:frame>y i <text:s/><draw:frame draw:style-name="fr3" draw:name="Objeto42" text:anchor-type="as-char" svg:y="-0.437cm" svg:width="1.395cm" svg:height="0.529cm" draw:z-index="79"><draw:object xlink:href="./Object 42" xlink:type="simple" xlink:show="embed" xlink:actuate="onLoad"/><draw:image xlink:href="./ObjectReplacements/Object 42" xlink:type="simple" xlink:show="embed" xlink:actuate="onLoad"/><svg:desc>fórmula</svg:desc></draw:frame>es la solución de <draw:frame draw:style-name="fr3" draw:name="Objeto43" text:anchor-type="as-char" svg:y="-0.377cm" svg:width="0.499cm" svg:height="0.469cm" draw:z-index="99"><draw:object xlink:href="./Object 43" xlink:type="simple" xlink:show="embed" xlink:actuate="onLoad"/><draw:image xlink:href="./ObjectReplacements/Object 43" xlink:type="simple" xlink:show="embed" xlink:actuate="onLoad"/><svg:desc>fórmula</svg:desc></draw:frame> entonces, se tiene que <draw:frame draw:style-name="fr3" draw:name="Objeto41" text:anchor-type="as-char" svg:y="-0.437cm" svg:width="2.993cm" svg:height="0.545cm" draw:z-index="100"><draw:object xlink:href="./Object 41" xlink:type="simple" xlink:show="embed" xlink:actuate="onLoad"/><draw:image xlink:href="./ObjectReplacements/Object 41" xlink:type="simple" xlink:show="embed" xlink:actuate="onLoad"/><svg:desc>fórmula</svg:desc></draw:frame>. Entonces una vez resuelto el problema relajado, se tendrá una cota inferior de la solución del problema original.</text:p>
      <text:p text:style-name="P3"/>
      <text:p text:style-name="P8">Al resolver el problema B se pueden dar dos situaciones.</text:p>
      <text:list xml:id="list41151989" text:style-name="L1">
        <text:list-item>
          <text:p text:style-name="P13">La solución de <draw:frame draw:style-name="fr3" draw:name="Objeto35" text:anchor-type="as-char" svg:y="-0.377cm" svg:width="0.503cm" svg:height="0.469cm" draw:z-index="101"><draw:object xlink:href="./Object 35" xlink:type="simple" xlink:show="embed" xlink:actuate="onLoad"/><draw:image xlink:href="./ObjectReplacements/Object 35" xlink:type="simple" xlink:show="embed" xlink:actuate="onLoad"/><svg:desc>fórmula</svg:desc></draw:frame>corresponde a un punto factible de <draw:frame draw:style-name="fr3" draw:name="Objeto36" text:anchor-type="as-char" svg:y="-0.377cm" svg:width="0.499cm" svg:height="0.469cm" draw:z-index="102"><draw:object xlink:href="./Object 36" xlink:type="simple" xlink:show="embed" xlink:actuate="onLoad"/><draw:image xlink:href="./ObjectReplacements/Object 36" xlink:type="simple" xlink:show="embed" xlink:actuate="onLoad"/><svg:desc>fórmula</svg:desc></draw:frame>. Sea <text:s/><draw:frame draw:style-name="fr3" draw:name="Objeto37" text:anchor-type="as-char" svg:y="-0.437cm" svg:width="1.399cm" svg:height="0.529cm" draw:z-index="103"><draw:object xlink:href="./Object 37" xlink:type="simple" xlink:show="embed" xlink:actuate="onLoad"/><draw:image xlink:href="./ObjectReplacements/Object 37" xlink:type="simple" xlink:show="embed" xlink:actuate="onLoad"/><svg:desc>fórmula</svg:desc></draw:frame>la solución de <draw:frame draw:style-name="fr3" draw:name="Objeto38" text:anchor-type="as-char" svg:y="-0.377cm" svg:width="0.503cm" svg:height="0.469cm" draw:z-index="104"><draw:object xlink:href="./Object 38" xlink:type="simple" xlink:show="embed" xlink:actuate="onLoad"/><draw:image xlink:href="./ObjectReplacements/Object 38" xlink:type="simple" xlink:show="embed" xlink:actuate="onLoad"/><svg:desc>fórmula</svg:desc></draw:frame>si además<draw:frame draw:style-name="fr3" draw:name="Objeto32" text:anchor-type="as-char" svg:y="-0.437cm" svg:width="1.397cm" svg:height="0.529cm" draw:z-index="30"><draw:object xlink:href="./Object 32" xlink:type="simple" xlink:show="embed" xlink:actuate="onLoad"/><draw:image xlink:href="./ObjectReplacements/Object 32" xlink:type="simple" xlink:show="embed" xlink:actuate="onLoad"/><svg:desc>fórmula</svg:desc></draw:frame>es posible evaluar la función objetivo del problema A y por lo tanto ubicar el punto <draw:frame draw:style-name="fr3" draw:name="Objeto33" text:anchor-type="as-char" svg:y="-0.437cm" svg:width="2.693cm" svg:height="0.593cm" draw:z-index="31"><draw:object xlink:href="./Object 33" xlink:type="simple" xlink:show="embed" xlink:actuate="onLoad"/><draw:image xlink:href="./ObjectReplacements/Object 33" xlink:type="simple" xlink:show="embed" xlink:actuate="onLoad"/><svg:desc>fórmula</svg:desc></draw:frame>en <draw:frame draw:style-name="fr3" draw:name="Objeto34" text:anchor-type="as-char" svg:y="-0.377cm" svg:width="0.503cm" svg:height="0.469cm" draw:z-index="32"><draw:object xlink:href="./Object 34" xlink:type="simple" xlink:show="embed" xlink:actuate="onLoad"/><draw:image xlink:href="./ObjectReplacements/Object 34" xlink:type="simple" xlink:show="embed" xlink:actuate="onLoad"/><svg:desc>fórmula</svg:desc></draw:frame>(ver la figura). <text:s/>Y como por definición la solución de A es el mínimo de <draw:frame draw:style-name="fr3" draw:name="Objeto44" text:anchor-type="as-char" svg:y="-0.377cm" svg:width="1.427cm" svg:height="0.533cm" draw:z-index="41"><draw:object xlink:href="./Object 44" xlink:type="simple" xlink:show="embed" xlink:actuate="onLoad"/><draw:image xlink:href="./ObjectReplacements/Object 44" xlink:type="simple" xlink:show="embed" xlink:actuate="onLoad"/><svg:desc>fórmula</svg:desc></draw:frame>sujeto a <draw:frame draw:style-name="fr3" draw:name="Objeto45" text:anchor-type="as-char" svg:y="-0.377cm" svg:width="1.217cm" svg:height="0.469cm" draw:z-index="42"><draw:object xlink:href="./Object 45" xlink:type="simple" xlink:show="embed" xlink:actuate="onLoad"/><draw:image xlink:href="./ObjectReplacements/Object 45" xlink:type="simple" xlink:show="embed" xlink:actuate="onLoad"/><svg:desc>fórmula</svg:desc></draw:frame>se tiene que <draw:frame draw:style-name="fr3" draw:name="Objeto46" text:anchor-type="as-char" svg:y="-0.437cm" svg:width="1.607cm" svg:height="0.593cm" draw:z-index="43"><draw:object xlink:href="./Object 46" xlink:type="simple" xlink:show="embed" xlink:actuate="onLoad"/><draw:image xlink:href="./ObjectReplacements/Object 46" xlink:type="simple" xlink:show="embed" xlink:actuate="onLoad"/><svg:desc>fórmula</svg:desc></draw:frame>es una cota superior de la solución de A.</text:p>
        </text:list-item>
        <text:list-item>
          <text:p text:style-name="P13">La solución de <draw:frame draw:style-name="fr3" draw:name="Objeto47" text:anchor-type="as-char" svg:y="-0.377cm" svg:width="0.503cm" svg:height="0.469cm" draw:z-index="44"><draw:object xlink:href="./Object 47" xlink:type="simple" xlink:show="embed" xlink:actuate="onLoad"/><draw:image xlink:href="./ObjectReplacements/Object 47" xlink:type="simple" xlink:show="embed" xlink:actuate="onLoad"/><svg:desc>fórmula</svg:desc></draw:frame>no corresponde a un punto factible de <draw:frame draw:style-name="fr3" draw:name="Objeto48" text:anchor-type="as-char" svg:y="-0.377cm" svg:width="0.499cm" svg:height="0.469cm" draw:z-index="76"><draw:object xlink:href="./Object 48" xlink:type="simple" xlink:show="embed" xlink:actuate="onLoad"/><draw:image xlink:href="./ObjectReplacements/Object 48" xlink:type="simple" xlink:show="embed" xlink:actuate="onLoad"/><svg:desc>fórmula</svg:desc></draw:frame>. En este caso, no es posible calcular <draw:frame draw:style-name="fr3" draw:name="Objeto49" text:anchor-type="as-char" svg:y="-0.437cm" svg:width="1.607cm" svg:height="0.593cm" draw:z-index="105"><draw:object xlink:href="./Object 49" xlink:type="simple" xlink:show="embed" xlink:actuate="onLoad"/><draw:image xlink:href="./ObjectReplacements/Object 49" xlink:type="simple" xlink:show="embed" xlink:actuate="onLoad"/><svg:desc>fórmula</svg:desc></draw:frame>dado que <draw:frame draw:style-name="fr3" draw:name="Objeto50" text:anchor-type="as-char" svg:y="-0.437cm" svg:width="1.399cm" svg:height="0.529cm" draw:z-index="106"><draw:object xlink:href="./Object 50" xlink:type="simple" xlink:show="embed" xlink:actuate="onLoad"/><draw:image xlink:href="./ObjectReplacements/Object 50" xlink:type="simple" xlink:show="embed" xlink:actuate="onLoad"/><svg:desc>fórmula</svg:desc></draw:frame>y por lo tanto no es posible calcular una cota superior del problema original mediante la evaluación de la solución del problema relajado en la función objetivo del problema original como se hizo en 1).</text:p>
        </text:list-item>
      </text:list>
      <text:p text:style-name="P3"/>
      <text:p text:style-name="P3"/>
      <text:h text:style-name="Heading_20_2" text:outline-level="2"><text:s/>Optimización sin restricciones.</text:h>
      <text:p text:style-name="Text_20_body">Cuando el conjunto <draw:frame draw:style-name="fr3" draw:name="Objeto51" text:anchor-type="as-char" svg:y="-0.305cm" svg:width="0.526cm" svg:height="0.326cm" draw:z-index="45"><draw:object xlink:href="./Object 51" xlink:type="simple" xlink:show="embed" xlink:actuate="onLoad"/><draw:image xlink:href="./ObjectReplacements/Object 51" xlink:type="simple" xlink:show="embed" xlink:actuate="onLoad"/><svg:desc>fórmula</svg:desc></draw:frame>abarca todo el espacio al que pertenece, decimos que el problema es optimización “sin restricciones”. <text:s/>En este caso, al no tener fronteras, la solución al problema (ec. <text:sequence-ref text:reference-format="value" text:ref-name="refec.0">1</text:sequence-ref>) deberá cumplir con que el gradiente de la función objetivo de anule en la solución. De no anularese, siempre es posible encontrar en el entorno del punto propuesto como solución otro punto en el que la función objetivo tenga menor valor. Una condición necesaria entonces para obtener un punto <draw:frame draw:style-name="fr3" draw:name="Objeto52" text:anchor-type="as-char" svg:y="-0.377cm" svg:width="0.584cm" svg:height="0.469cm" draw:z-index="46"><draw:object xlink:href="./Object 52" xlink:type="simple" xlink:show="embed" xlink:actuate="onLoad"/><draw:image xlink:href="./ObjectReplacements/Object 52" xlink:type="simple" xlink:show="embed" xlink:actuate="onLoad"/><svg:desc>fórmula</svg:desc></draw:frame>solución, es que <draw:frame draw:style-name="fr3" draw:name="Objeto53" text:anchor-type="as-char" svg:y="-0.377cm" svg:width="2.399cm" svg:height="0.533cm" draw:z-index="47"><draw:object xlink:href="./Object 53" xlink:type="simple" xlink:show="embed" xlink:actuate="onLoad"/><draw:image xlink:href="./ObjectReplacements/Object 53" xlink:type="simple" xlink:show="embed" xlink:actuate="onLoad"/><svg:desc>fórmula</svg:desc></draw:frame>. </text:p>
      <text:p text:style-name="Text_20_body">El gradiente de la función fija la dirección de máxima variación de la función. En la dirección del gradiente, la función tiene su máximo crecimiento y en el sentido opuesto al gradiente tiene su máximo decrecimiento. A la direcció opuesta al gradiente es a la que se conoce como dirección de máximo descenso y es utilizada en la mayoría de los algoritmos clásicos de optimización para buscar un punto <draw:frame draw:style-name="fr3" draw:name="Objeto54" text:anchor-type="as-char" svg:y="-0.377cm" svg:width="0.702cm" svg:height="0.533cm" draw:z-index="48"><draw:object xlink:href="./Object 54" xlink:type="simple" xlink:show="embed" xlink:actuate="onLoad"/><draw:image xlink:href="./ObjectReplacements/Object 54" xlink:type="simple" xlink:show="embed" xlink:actuate="onLoad"/><svg:desc>fórmula</svg:desc></draw:frame>a partir de un <draw:frame draw:style-name="fr3" draw:name="Objeto55" text:anchor-type="as-char" svg:y="-0.377cm" svg:width="0.584cm" svg:height="0.469cm" draw:z-index="49"><draw:object xlink:href="./Object 55" xlink:type="simple" xlink:show="embed" xlink:actuate="onLoad"/><draw:image xlink:href="./ObjectReplacements/Object 55" xlink:type="simple" xlink:show="embed" xlink:actuate="onLoad"/><svg:desc>fórmula</svg:desc></draw:frame>dado suponiendo que en el punto <draw:frame draw:style-name="fr3" draw:name="Objeto56" text:anchor-type="as-char" svg:y="-0.377cm" svg:width="0.584cm" svg:height="0.469cm" draw:z-index="50"><draw:object xlink:href="./Object 56" xlink:type="simple" xlink:show="embed" xlink:actuate="onLoad"/><draw:image xlink:href="./ObjectReplacements/Object 56" xlink:type="simple" xlink:show="embed" xlink:actuate="onLoad"/><svg:desc>fórmula</svg:desc></draw:frame>dado se conoce el gradiente <draw:frame draw:style-name="fr3" draw:name="Objeto57" text:anchor-type="as-char" svg:y="-0.377cm" svg:width="1.836cm" svg:height="0.533cm" draw:z-index="51"><draw:object xlink:href="./Object 57" xlink:type="simple" xlink:show="embed" xlink:actuate="onLoad"/><draw:image xlink:href="./ObjectReplacements/Object 57" xlink:type="simple" xlink:show="embed" xlink:actuate="onLoad"/><svg:desc>fórmula</svg:desc></draw:frame><text:soft-page-break/>haciendo <draw:frame draw:style-name="fr3" draw:name="Objeto58" text:anchor-type="as-char" svg:y="-0.377cm" svg:width="2.364cm" svg:height="0.533cm" draw:z-index="52"><draw:object xlink:href="./Object 58" xlink:type="simple" xlink:show="embed" xlink:actuate="onLoad"/><draw:image xlink:href="./ObjectReplacements/Object 58" xlink:type="simple" xlink:show="embed" xlink:actuate="onLoad"/><svg:desc>fórmula</svg:desc></draw:frame>siendo <draw:frame draw:style-name="fr3" draw:name="Objeto59" text:anchor-type="as-char" svg:y="-0.684cm" svg:width="3.147cm" svg:height="1.18cm" draw:z-index="53"><draw:object xlink:href="./Object 59" xlink:type="simple" xlink:show="embed" xlink:actuate="onLoad"/><draw:image xlink:href="./ObjectReplacements/Object 59" xlink:type="simple" xlink:show="embed" xlink:actuate="onLoad"/><svg:desc>fórmula</svg:desc></draw:frame>la dirección de máximo descenso y <draw:frame draw:style-name="fr3" draw:name="Objeto60" text:anchor-type="as-char" svg:y="-0.318cm" svg:width="0.462cm" svg:height="0.34cm" draw:z-index="54"><draw:object xlink:href="./Object 60" xlink:type="simple" xlink:show="embed" xlink:actuate="onLoad"/><draw:image xlink:href="./ObjectReplacements/Object 60" xlink:type="simple" xlink:show="embed" xlink:actuate="onLoad"/><svg:desc>fórmula</svg:desc></draw:frame>el largo de paso de búsqueda. Para un paso suficientemente pequeño, necesarimente se encontrará un valor para el cual <draw:frame draw:style-name="fr3" draw:name="Objeto61" text:anchor-type="as-char" svg:y="-0.377cm" svg:width="2.718cm" svg:height="0.533cm" draw:z-index="75"><draw:object xlink:href="./Object 61" xlink:type="simple" xlink:show="embed" xlink:actuate="onLoad"/><draw:image xlink:href="./ObjectReplacements/Object 61" xlink:type="simple" xlink:show="embed" xlink:actuate="onLoad"/><svg:desc>fórmula</svg:desc></draw:frame>.</text:p>
      <text:p text:style-name="Text_20_body">Este método de búsqueda en el entorno de un punto (esto es lo que se conoce como búsqueda local) en una dirección y con un paso ajustable tiene diferentes variantes. Se puede aplicar utilizando como dirección la de máximo descenso (como se describió en el párrafo anterior) o otras direcciones que tenga proyección sobre la de máximo descenso. También es posible buscar en la dirección de máximo descenso hasta encontrar el mejor punto en esa dirección (esto es probando con diferentes valores del paso) o encontrado un mejor punto <draw:frame draw:style-name="fr3" draw:name="Objeto62" text:anchor-type="as-char" svg:y="-0.377cm" svg:width="0.702cm" svg:height="0.533cm" draw:z-index="107"><draw:object xlink:href="./Object 62" xlink:type="simple" xlink:show="embed" xlink:actuate="onLoad"/><draw:image xlink:href="./ObjectReplacements/Object 62" xlink:type="simple" xlink:show="embed" xlink:actuate="onLoad"/><svg:desc>fórmula</svg:desc></draw:frame>volver <text:s/>a calcular el gradiente y la dirección de máximo descenso en ese nuevo punto y buscar a partir de ahí una mejora. Dependiendo de cuán costoso sea en tiempo de cálculo la estimación del gradiente se da preferencia a los métodos que calculan más o menos veces el gradiente. </text:p>
      <text:p text:style-name="Text_20_body">Cualquiera de las variantes de búsqueda local conduce a un mínimo local. Si el problema es convexo, ese mínimo es la solución del problema. Si el problema no es convexo, podrá haber otras zonas “no exploradas” del espacio en que exista un mínimo local a la zona mejor que el encontrado.</text:p>
      <text:p text:style-name="Text_20_body"/>
      <text:h text:style-name="Heading_20_2" text:outline-level="2"><text:s/>Optimización con restricciones.</text:h>
      <text:h text:style-name="Heading_20_3" text:outline-level="3">Métodos por relajaciones.</text:h>
      <text:p text:style-name="Text_20_body">El problema </text:p>
      <text:p text:style-name="Text_20_body"><text:s/><draw:frame draw:style-name="fr3" draw:name="Objeto63" text:anchor-type="as-char" svg:y="-1.065cm" svg:width="4.533cm" svg:height="2.041cm" draw:z-index="108"><draw:object xlink:href="./Object 63" xlink:type="simple" xlink:show="embed" xlink:actuate="onLoad"/><draw:image xlink:href="./ObjectReplacements/Object 63" xlink:type="simple" xlink:show="embed" xlink:actuate="onLoad"/><svg:desc>fórmula</svg:desc></draw:frame>(ec. <text:sequence text:ref-name="refec.2" text:name="ec." text:formula="ooow:ec.+1" style:num-format="1">3</text:sequence>) Problema Original.</text:p>
      <text:p text:style-name="Text_20_body"/>
      <text:p text:style-name="Text_20_body">Los algoritmos para resolución de optimización con restricciones, en forma explícita o implícita (métodos de Lagrange o de Barrera) enfocan la resolución del problema mediante la creación de un problema relajado del problema original en el que las restricciones son eliminadas. La <text:s/>forma más usual de lleva <text:s/>cabo esta formulación es mediante la adición de las restricciones a la función objetivo con un juego de parámetros</text:p>
      <text:p text:style-name="Text_20_body"><draw:frame draw:style-name="fr3" draw:name="Objeto64" text:anchor-type="as-char" svg:y="-0.75cm" svg:width="8.391cm" svg:height="1.177cm" draw:z-index="55"><draw:object xlink:href="./Object 64" xlink:type="simple" xlink:show="embed" xlink:actuate="onLoad"/><draw:image xlink:href="./ObjectReplacements/Object 64" xlink:type="simple" xlink:show="embed" xlink:actuate="onLoad"/><svg:desc>fórmula</svg:desc></draw:frame>(ec. <text:sequence text:ref-name="refec.3" text:name="ec." text:formula="ooow:ec.+1" style:num-format="1">4</text:sequence>) Relajación Paramétrica</text:p>
      <text:p text:style-name="Text_20_body"/>
      <text:p text:style-name="Text_20_body">Siendo <draw:frame draw:style-name="fr3" draw:name="Objeto65" text:anchor-type="as-char" svg:y="-0.377cm" svg:width="2.325cm" svg:height="0.485cm" draw:z-index="56"><draw:object xlink:href="./Object 65" xlink:type="simple" xlink:show="embed" xlink:actuate="onLoad"/><draw:image xlink:href="./ObjectReplacements/Object 65" xlink:type="simple" xlink:show="embed" xlink:actuate="onLoad"/><svg:desc>fórmula</svg:desc></draw:frame>tal que <draw:frame draw:style-name="fr3" draw:name="Objeto66" text:anchor-type="as-char" svg:y="-0.377cm" svg:width="2.951cm" svg:height="0.485cm" draw:z-index="57"><draw:object xlink:href="./Object 66" xlink:type="simple" xlink:show="embed" xlink:actuate="onLoad"/><draw:image xlink:href="./ObjectReplacements/Object 66" xlink:type="simple" xlink:show="embed" xlink:actuate="onLoad"/><svg:desc>fórmula</svg:desc></draw:frame>y <text:s/><draw:frame draw:style-name="fr3" draw:name="Objeto67" text:anchor-type="as-char" svg:y="-0.377cm" svg:width="1.727cm" svg:height="0.485cm" draw:z-index="58"><draw:object xlink:href="./Object 67" xlink:type="simple" xlink:show="embed" xlink:actuate="onLoad"/><draw:image xlink:href="./ObjectReplacements/Object 67" xlink:type="simple" xlink:show="embed" xlink:actuate="onLoad"/><svg:desc>fórmula</svg:desc></draw:frame></text:p>
      <text:p text:style-name="Text_20_body">y <draw:frame draw:style-name="fr3" draw:name="Objeto68" text:anchor-type="as-char" svg:y="-0.377cm" svg:width="2.385cm" svg:height="0.485cm" draw:z-index="59"><draw:object xlink:href="./Object 68" xlink:type="simple" xlink:show="embed" xlink:actuate="onLoad"/><draw:image xlink:href="./ObjectReplacements/Object 68" xlink:type="simple" xlink:show="embed" xlink:actuate="onLoad"/><svg:desc>fórmula</svg:desc></draw:frame>tal que <draw:frame draw:style-name="fr3" draw:name="Objeto69" text:anchor-type="as-char" svg:y="-0.377cm" svg:width="2.949cm" svg:height="0.485cm" draw:z-index="60"><draw:object xlink:href="./Object 69" xlink:type="simple" xlink:show="embed" xlink:actuate="onLoad"/><draw:image xlink:href="./ObjectReplacements/Object 69" xlink:type="simple" xlink:show="embed" xlink:actuate="onLoad"/><svg:desc>fórmula</svg:desc></draw:frame>y <text:s/><draw:frame draw:style-name="fr3" draw:name="Objeto70" text:anchor-type="as-char" svg:y="-0.377cm" svg:width="3.074cm" svg:height="0.485cm" draw:z-index="61"><draw:object xlink:href="./Object 70" xlink:type="simple" xlink:show="embed" xlink:actuate="onLoad"/><draw:image xlink:href="./ObjectReplacements/Object 70" xlink:type="simple" xlink:show="embed" xlink:actuate="onLoad"/><svg:desc>fórmula</svg:desc></draw:frame></text:p>
      <text:p text:style-name="Text_20_body">Observar que en el dominio del problema original se cumple que <text:span text:style-name="T3"><draw:frame draw:style-name="fr3" draw:name="Objeto73" text:anchor-type="as-char" svg:y="-0.377cm" svg:width="1.863cm" svg:height="0.531cm" draw:z-index="62"><draw:object xlink:href="./Object 73" xlink:type="simple" xlink:show="embed" xlink:actuate="onLoad"/><draw:image xlink:href="./ObjectReplacements/Object 73" xlink:type="simple" xlink:show="embed" xlink:actuate="onLoad"/></draw:frame></text:span><text:span text:style-name="T4">con lo cual se anula la primera de las sumatorias de la (ec. </text:span><text:span text:style-name="T4"><text:sequence-ref text:reference-format="value" text:ref-name="refec.3">4</text:sequence-ref></text:span><text:span text:style-name="T4">) y </text:span><text:span text:style-name="T4"><draw:frame draw:style-name="fr3" draw:name="Objeto74" text:anchor-type="as-char" svg:y="-0.377cm" svg:width="1.782cm" svg:height="0.533cm" draw:z-index="63"><draw:object xlink:href="./Object 74" xlink:type="simple" xlink:show="embed" xlink:actuate="onLoad"/><draw:image xlink:href="./ObjectReplacements/Object 74" xlink:type="simple" xlink:show="embed" xlink:actuate="onLoad"/><svg:desc>fórmula</svg:desc></draw:frame></text:span><text:span text:style-name="T4">con lo cual se anula la </text:span><text:soft-page-break/><text:span text:style-name="T4">segun</text:span><text:span text:style-name="T4">d</text:span><text:span text:style-name="T4">a da las sumatorias de la <text:s/>(ec. </text:span><text:span text:style-name="T4"><text:sequence-ref text:reference-format="value" text:ref-name="refec.3">4</text:sequence-ref></text:span><text:span text:style-name="T4">) con lo cual el supremo del problema <text:s/>(ec. </text:span><text:span text:style-name="T4"><text:sequence-ref text:reference-format="value" text:ref-name="refec.3">4</text:sequence-ref></text:span><text:span text:style-name="T4">) coincide sobre el dominio original con el supremo del problema original y por lo tanto lo contiene.</text:span></text:p>
      <text:p text:style-name="Text_20_body"><text:span text:style-name="T4">Dado un juego de parámetros y </text:span><text:span text:style-name="T4"><draw:frame draw:style-name="fr3" draw:name="Objeto71" text:anchor-type="as-char" svg:y="-0.312cm" svg:width="0.572cm" svg:height="0.466cm" draw:z-index="64"><draw:object xlink:href="./Object 71" xlink:type="simple" xlink:show="embed" xlink:actuate="onLoad"/><draw:image xlink:href="./ObjectReplacements/Object 71" xlink:type="simple" xlink:show="embed" xlink:actuate="onLoad"/><svg:desc>fórmula</svg:desc></draw:frame></text:span><text:span text:style-name="T4">y </text:span><text:span text:style-name="T4"><draw:frame draw:style-name="fr3" draw:name="Objeto72" text:anchor-type="as-char" svg:y="-0.318cm" svg:width="0.543cm" svg:height="0.471cm" draw:z-index="65"><draw:object xlink:href="./Object 72" xlink:type="simple" xlink:show="embed" xlink:actuate="onLoad"/><draw:image xlink:href="./ObjectReplacements/Object 72" xlink:type="simple" xlink:show="embed" xlink:actuate="onLoad"/><svg:desc>fórmula</svg:desc></draw:frame></text:span><text:span text:style-name="T4">el problema (ec. </text:span><text:span text:style-name="T4"><text:sequence-ref text:reference-format="value" text:ref-name="refec.3">4</text:sequence-ref></text:span><text:span text:style-name="T4">) se puede resolver como un problema de optimización sin restricciones. El valor solución será entonces una cota inferior del problema original. Si además el valor de </text:span><text:span text:style-name="T4"><draw:frame draw:style-name="fr3" draw:name="Objeto75" text:anchor-type="as-char" svg:y="-0.377cm" svg:width="0.584cm" svg:height="0.469cm" draw:z-index="66"><draw:object xlink:href="./Object 75" xlink:type="simple" xlink:show="embed" xlink:actuate="onLoad"/><draw:image xlink:href="./ObjectReplacements/Object 75" xlink:type="simple" xlink:show="embed" xlink:actuate="onLoad"/><svg:desc>fórmula</svg:desc></draw:frame></text:span><text:span text:style-name="T4">cumple con todas las restricciones del problema original (es decir que es un punto factible) el valor encontrado es también una cota superior del problema original. Es obvio que al ser el valor cota inferior y superior es entonces la solución.</text:span></text:p>
      <text:p text:style-name="P10"/>
      <text:p text:style-name="P7"><text:span text:style-name="T4">En la prácti</text:span><text:span text:style-name="T4">c</text:span><text:span text:style-name="T4">a el desafío está en cómo lograr el juego de parámetros </text:span><text:span text:style-name="T4"><draw:frame draw:style-name="fr3" draw:name="Objeto76" text:anchor-type="as-char" svg:y="-0.312cm" svg:width="0.572cm" svg:height="0.466cm" draw:z-index="67"><draw:object xlink:href="./Object 76" xlink:type="simple" xlink:show="embed" xlink:actuate="onLoad"/><draw:image xlink:href="./ObjectReplacements/Object 76" xlink:type="simple" xlink:show="embed" xlink:actuate="onLoad"/><svg:desc>fórmula</svg:desc></draw:frame></text:span><text:span text:style-name="T4"><draw:frame draw:style-name="fr3" draw:name="Objeto77" text:anchor-type="as-char" svg:y="-0.318cm" svg:width="0.543cm" svg:height="0.471cm" draw:z-index="68"><draw:object xlink:href="./Object 77" xlink:type="simple" xlink:show="embed" xlink:actuate="onLoad"/><draw:image xlink:href="./ObjectReplacements/Object 77" xlink:type="simple" xlink:show="embed" xlink:actuate="onLoad"/><svg:desc>fórmula</svg:desc></draw:frame></text:span><text:span text:style-name="T4">lo suficientemente “blandos” al principio como para guiar obtener una resolución del problema relajado y la secuencia de “endurecimiento” del problema que permita ir ajustando la solución relajada a la del problema original. L</text:span><text:span text:style-name="T4">os diferentes algoritmos </text:span><text:span text:style-name="T4">utilizan </text:span><text:span text:style-name="T4">diferentes estrategias </text:span><text:span text:style-name="T4">y por lo tanto son más o menos eficaces según el tipo de problema</text:span><text:span text:style-name="T4">. Es decir que los algoritmos iteran sobre el juego de parámetros de la relajación para ir “ajustando” la misma al problema original. Por simple observación del (ec. </text:span><text:span text:style-name="T4"><text:sequence-ref text:reference-format="value" text:ref-name="refec.3">4</text:sequence-ref></text:span><text:span text:style-name="T4">), si los parámetros de la relajación son positivos, cuanto mayor sean, mayor será el valor de la función (ec. </text:span><text:span text:style-name="T4"><text:sequence-ref text:reference-format="value" text:ref-name="refec.3">4</text:sequence-ref></text:span><text:span text:style-name="T4">) fuera del dominio del problema original. Las funciones </text:span><text:span text:style-name="T4"><draw:frame draw:style-name="fr3" draw:name="Objeto78" text:anchor-type="as-char" svg:y="-0.36cm" svg:width="1.168cm" svg:height="0.467cm" draw:z-index="69"><draw:object xlink:href="./Object 78" xlink:type="simple" xlink:show="embed" xlink:actuate="onLoad"/><draw:image xlink:href="./ObjectReplacements/Object 78" xlink:type="simple" xlink:show="embed" xlink:actuate="onLoad"/><svg:desc>fórmula</svg:desc></draw:frame></text:span><text:span text:style-name="T4">y</text:span><text:span text:style-name="T4"><draw:frame draw:style-name="fr3" draw:name="Objeto79" text:anchor-type="as-char" svg:y="-0.36cm" svg:width="1.229cm" svg:height="0.467cm" draw:z-index="70"><draw:object xlink:href="./Object 79" xlink:type="simple" xlink:show="embed" xlink:actuate="onLoad"/><draw:image xlink:href="./ObjectReplacements/Object 79" xlink:type="simple" xlink:show="embed" xlink:actuate="onLoad"/><svg:desc>fórmula</svg:desc></draw:frame></text:span><text:span text:style-name="T4">actúan</text:span><text:span text:style-name="T4"> como “barreras” (o paredes) que en la medida que los parámetros </text:span><text:span text:style-name="T4"><draw:frame draw:style-name="fr3" draw:name="Objeto80" text:anchor-type="as-char" svg:y="-0.312cm" svg:width="0.572cm" svg:height="0.466cm" draw:z-index="71"><draw:object xlink:href="./Object 80" xlink:type="simple" xlink:show="embed" xlink:actuate="onLoad"/><draw:image xlink:href="./ObjectReplacements/Object 80" xlink:type="simple" xlink:show="embed" xlink:actuate="onLoad"/><svg:desc>fórmula</svg:desc></draw:frame></text:span><text:span text:style-name="T4">y</text:span><text:span text:style-name="T4"><draw:frame draw:style-name="fr3" draw:name="Objeto81" text:anchor-type="as-char" svg:y="-0.318cm" svg:width="0.543cm" svg:height="0.471cm" draw:z-index="72"><draw:object xlink:href="./Object 81" xlink:type="simple" xlink:show="embed" xlink:actuate="onLoad"/><draw:image xlink:href="./ObjectReplacements/Object 81" xlink:type="simple" xlink:show="embed" xlink:actuate="onLoad"/><svg:desc>fórmula</svg:desc></draw:frame></text:span><text:span text:style-name="T4">se hacen crecer (suponiendo que son positivos) van siendo cada vez más “verticales” <text:s/>y forzando entonces a la solución del problema (ec. </text:span><text:span text:style-name="T4"><text:sequence-ref text:reference-format="value" text:ref-name="refec.3">4</text:sequence-ref></text:span><text:span text:style-name="T4">) hacia la zona factible. </text:span></text:p>
      <text:p text:style-name="Text_20_body"><text:span text:style-name="T4">En el límite si</text:span><text:span text:style-name="T4"><draw:frame draw:style-name="fr3" draw:name="Objeto82" text:anchor-type="as-char" svg:y="-0.312cm" svg:width="1.531cm" svg:height="0.466cm" draw:z-index="73"><draw:object xlink:href="./Object 82" xlink:type="simple" xlink:show="embed" xlink:actuate="onLoad"/><draw:image xlink:href="./ObjectReplacements/Object 82" xlink:type="simple" xlink:show="embed" xlink:actuate="onLoad"/><svg:desc>fórmula</svg:desc></draw:frame></text:span><text:span text:style-name="T4">y </text:span><text:span text:style-name="T4"><draw:frame draw:style-name="fr3" draw:name="Objeto83" text:anchor-type="as-char" svg:y="-0.318cm" svg:width="1.503cm" svg:height="0.471cm" draw:z-index="74"><draw:object xlink:href="./Object 83" xlink:type="simple" xlink:show="embed" xlink:actuate="onLoad"/><draw:image xlink:href="./ObjectReplacements/Object 83" xlink:type="simple" xlink:show="embed" xlink:actuate="onLoad"/><svg:desc>fórmula</svg:desc></draw:frame></text:span><text:span text:style-name="T4">la relajación paramétrica (ec. </text:span><text:span text:style-name="T4"><text:sequence-ref text:reference-format="value" text:ref-name="refec.3">4</text:sequence-ref></text:span><text:span text:style-name="T4">) es equivalente al problema original (ec. </text:span><text:span text:style-name="T4"><text:sequence-ref text:reference-format="value" text:ref-name="refec.2">3</text:sequence-ref></text:span><text:span text:style-name="T4">) y por supuesto igualmente difícil de resolver.</text:span></text:p>
      <text:p text:style-name="P7"><text:span text:style-name="T4"><text:s/>Las funciones </text:span><text:span text:style-name="T4"><draw:frame draw:style-name="fr3" draw:name="Objeto84" text:anchor-type="as-char" svg:y="-0.36cm" svg:width="1.168cm" svg:height="0.467cm" draw:z-index="82"><draw:object xlink:href="./Object 84" xlink:type="simple" xlink:show="embed" xlink:actuate="onLoad"/><draw:image xlink:href="./ObjectReplacements/Object 84" xlink:type="simple" xlink:show="embed" xlink:actuate="onLoad"/><svg:desc>fórmula</svg:desc></draw:frame></text:span><text:span text:style-name="T4">y</text:span><text:span text:style-name="T4"><draw:frame draw:style-name="fr3" draw:name="Objeto85" text:anchor-type="as-char" svg:y="-0.36cm" svg:width="1.229cm" svg:height="0.467cm" draw:z-index="109"><draw:object xlink:href="./Object 85" xlink:type="simple" xlink:show="embed" xlink:actuate="onLoad"/><draw:image xlink:href="./ObjectReplacements/Object 85" xlink:type="simple" xlink:show="embed" xlink:actuate="onLoad"/><svg:desc>fórmula</svg:desc></draw:frame></text:span><text:span text:style-name="T4">juegan un papel importante en cuanto a la rapidez de convergencia inicial y en cuanto al ajuste final al óptimo. En particular, si se utilizan funciones cuya derivada entorno a cero se anulen, la barrera será “débil” al acercarnos a la frontera de la zona factible, facilitando la convergencia inicial por no imponer discontinuidades en los gradientes pero dificultando el ajuste al óptimo en las iteraciones del juego de parámetros de la relajación.</text:span></text:p>
      <text:p text:style-name="P11"/>
      <text:p text:style-name="P11"/>
      <text:p text:style-name="P11">Ejercicio: </text:p>
      <text:p text:style-name="P7"><text:span text:style-name="T4">La (ec. </text:span><text:span text:style-name="T4"><text:sequence-ref text:reference-format="value" text:ref-name="refec.4">5</text:sequence-ref></text:span><text:span text:style-name="T4">) muestra un ejemplo sencillo en que la función a minimizar es un paraboloide definido de </text:span><text:span text:style-name="T4"><draw:frame draw:style-name="fr3" draw:name="Objeto87" text:anchor-type="as-char" svg:y="-0.437cm" svg:width="0.631cm" svg:height="0.529cm" draw:z-index="83"><draw:object xlink:href="./Object 87" xlink:type="simple" xlink:show="embed" xlink:actuate="onLoad"/><draw:image xlink:href="./ObjectReplacements/Object 87" xlink:type="simple" xlink:show="embed" xlink:actuate="onLoad"/><svg:desc>fórmula</svg:desc></draw:frame></text:span><text:span text:style-name="T4">en</text:span><text:span text:style-name="T4"><draw:frame draw:style-name="fr3" draw:name="Objeto88" text:anchor-type="as-char" svg:y="-0.377cm" svg:width="0.497cm" svg:height="0.469cm" draw:z-index="84"><draw:object xlink:href="./Object 88" xlink:type="simple" xlink:show="embed" xlink:actuate="onLoad"/><draw:image xlink:href="./ObjectReplacements/Object 88" xlink:type="simple" xlink:show="embed" xlink:actuate="onLoad"/><svg:desc>fórmula</svg:desc></draw:frame></text:span><text:span text:style-name="T4"> con mínimo en </text:span><text:span text:style-name="T4"><draw:frame draw:style-name="fr3" draw:name="Objeto89" text:anchor-type="as-char" svg:y="-0.377cm" svg:width="3.103cm" svg:height="0.485cm" draw:z-index="85"><draw:object xlink:href="./Object 89" xlink:type="simple" xlink:show="embed" xlink:actuate="onLoad"/><draw:image xlink:href="./ObjectReplacements/Object 89" xlink:type="simple" xlink:show="embed" xlink:actuate="onLoad"/><svg:desc>fórmula</svg:desc></draw:frame></text:span><text:span text:style-name="T4">.</text:span></text:p>
      <text:p text:style-name="P7"><text:span text:style-name="T4">La zona factible es el círculo de radio 4 y centro </text:span><text:span text:style-name="T4"><draw:frame draw:style-name="fr3" draw:name="Objeto90" text:anchor-type="as-char" svg:y="-0.377cm" svg:width="3.112cm" svg:height="0.485cm" draw:z-index="98"><draw:object xlink:href="./Object 90" xlink:type="simple" xlink:show="embed" xlink:actuate="onLoad"/><draw:image xlink:href="./ObjectReplacements/Object 90" xlink:type="simple" xlink:show="embed" xlink:actuate="onLoad"/><svg:desc>fórmula</svg:desc></draw:frame></text:span></text:p>
      <text:p text:style-name="P7"><text:span text:style-name="T4"><draw:frame draw:style-name="fr3" draw:name="Objeto86" text:anchor-type="as-char" svg:y="-0.827cm" svg:width="3.886cm" svg:height="1.505cm" draw:z-index="81"><draw:object xlink:href="./Object 86" xlink:type="simple" xlink:show="embed" xlink:actuate="onLoad"/><draw:image xlink:href="./ObjectReplacements/Object 86" xlink:type="simple" xlink:show="embed" xlink:actuate="onLoad"/><svg:desc>fórmula</svg:desc></draw:frame></text:span><text:span text:style-name="T4">(ec. </text:span><text:span text:style-name="T4"><text:sequence text:ref-name="refec.4" text:name="ec." text:formula="ooow:ec.+1" style:num-format="1">5</text:sequence></text:span><text:span text:style-name="T4">) E</text:span><text:span text:style-name="T4">j</text:span><text:span text:style-name="T4">. </text:span><text:span text:style-name="T4">Problema original.</text:span></text:p>
      <text:p text:style-name="P11"/>
      <text:p text:style-name="P11">Una relación paramétrica del problema puede escribirse como:</text:p>
      <text:p text:style-name="P7"><text:span text:style-name="T4"><draw:frame draw:style-name="fr3" draw:name="Objeto91" text:anchor-type="as-char" svg:y="-0.48cm" svg:width="6.735cm" svg:height="0.898cm" draw:z-index="86"><draw:object xlink:href="./Object 91" xlink:type="simple" xlink:show="embed" xlink:actuate="onLoad"/><draw:image xlink:href="./ObjectReplacements/Object 91" xlink:type="simple" xlink:show="embed" xlink:actuate="onLoad"/><svg:desc>fórmula</svg:desc></draw:frame></text:span><text:span text:style-name="T4">(ec. </text:span><text:span text:style-name="T4"><text:sequence text:ref-name="refec.5" text:name="ec." text:formula="ooow:ec.+1" style:num-format="1">6</text:sequence></text:span><text:span text:style-name="T4">) Ej. </text:span><text:span text:style-name="T4">Relajación paramétrica</text:span><text:span text:style-name="T4">.</text:span></text:p>
      <text:p text:style-name="P7"><text:span text:style-name="T4">Siendo la función </text:span><text:span text:style-name="T4"><draw:frame draw:style-name="fr3" draw:name="Objeto92" text:anchor-type="as-char" svg:y="-0.36cm" svg:width="1.168cm" svg:height="0.467cm" draw:z-index="87"><draw:object xlink:href="./Object 92" xlink:type="simple" xlink:show="embed" xlink:actuate="onLoad"/><draw:image xlink:href="./ObjectReplacements/Object 92" xlink:type="simple" xlink:show="embed" xlink:actuate="onLoad"/><svg:desc>fórmula</svg:desc></draw:frame></text:span><text:span text:style-name="T4">de la formulación de la (ec. </text:span><text:span text:style-name="T4"><text:sequence-ref text:reference-format="value" text:ref-name="refec.3">4</text:sequence-ref></text:span><text:span text:style-name="T4">) seleccionada como: </text:span><text:span text:style-name="T4"><draw:frame draw:style-name="fr3" draw:name="Objeto93" text:anchor-type="as-char" svg:y="-0.437cm" svg:width="1.871cm" svg:height="0.545cm" draw:z-index="88"><draw:object xlink:href="./Object 93" xlink:type="simple" xlink:show="embed" xlink:actuate="onLoad"/><draw:image xlink:href="./ObjectReplacements/Object 93" xlink:type="simple" xlink:show="embed" xlink:actuate="onLoad"/><svg:desc>fórmula</svg:desc></draw:frame></text:span></text:p>
      <text:p text:style-name="P11"/>
      <text:p text:style-name="P7"><text:soft-page-break/><text:span text:style-name="T4">Para la resolución del problema (ec. </text:span><text:span text:style-name="T4"><text:sequence-ref text:reference-format="value" text:ref-name="refec.5">6</text:sequence-ref></text:span><text:span text:style-name="T4">) en función del parámetro </text:span><text:span text:style-name="T4"><draw:frame draw:style-name="fr3" draw:name="Objeto94" text:anchor-type="as-char" svg:y="-0.318cm" svg:width="0.462cm" svg:height="0.34cm" draw:z-index="89"><draw:object xlink:href="./Object 94" xlink:type="simple" xlink:show="embed" xlink:actuate="onLoad"/><draw:image xlink:href="./ObjectReplacements/Object 94" xlink:type="simple" xlink:show="embed" xlink:actuate="onLoad"/><svg:desc>fórmula</svg:desc></draw:frame></text:span><text:span text:style-name="T4">aplicando el algoritmo de máximo descenso con “line search”, se parte de un punto inicial </text:span><text:span text:style-name="T4"><draw:frame draw:style-name="fr3" draw:name="Objeto95" text:anchor-type="as-char" svg:y="-0.377cm" svg:width="1.242cm" svg:height="0.485cm" draw:z-index="90"><draw:object xlink:href="./Object 95" xlink:type="simple" xlink:show="embed" xlink:actuate="onLoad"/><draw:image xlink:href="./ObjectReplacements/Object 95" xlink:type="simple" xlink:show="embed" xlink:actuate="onLoad"/><svg:desc>fórmula</svg:desc></draw:frame></text:span><text:span text:style-name="T4">, se calcula la dirección de máximo descenso y se busca en esa dirección el mínimo. Encontrado el mínimo en esa dirección se procede a considerarlo como nuevo punto inicial y se repite el procedimiento.</text:span></text:p>
      <text:p text:style-name="P11"/>
      <text:p text:style-name="P11"><draw:frame draw:style-name="fr3" draw:name="Objeto96" text:anchor-type="as-char" svg:y="-0.679cm" svg:width="6.152cm" svg:height="1.222cm" draw:z-index="91"><draw:object xlink:href="./Object 96" xlink:type="simple" xlink:show="embed" xlink:actuate="onLoad"/><draw:image xlink:href="./ObjectReplacements/Object 96" xlink:type="simple" xlink:show="embed" xlink:actuate="onLoad"/><svg:desc>fórmula</svg:desc></draw:frame></text:p>
      <text:p text:style-name="P11">La dirección de máximo descenso se calcula entonces como:</text:p>
      <text:p text:style-name="P11"><draw:frame draw:style-name="fr3" draw:name="Objeto97" text:anchor-type="as-char" svg:y="-0.621cm" svg:width="1.799cm" svg:height="1.048cm" draw:z-index="92"><draw:object xlink:href="./Object 97" xlink:type="simple" xlink:show="embed" xlink:actuate="onLoad"/><draw:image xlink:href="./ObjectReplacements/Object 97" xlink:type="simple" xlink:show="embed" xlink:actuate="onLoad"/><svg:desc>fórmula</svg:desc></draw:frame></text:p>
      <text:p text:style-name="P7"><text:span text:style-name="T4">En la búsqueda lineal en la dirección </text:span><text:span text:style-name="T4"><draw:frame draw:style-name="fr3" draw:name="Objeto98" text:anchor-type="as-char" svg:y="-0.377cm" svg:width="0.436cm" svg:height="0.469cm" draw:z-index="93"><draw:object xlink:href="./Object 98" xlink:type="simple" xlink:show="embed" xlink:actuate="onLoad"/><draw:image xlink:href="./ObjectReplacements/Object 98" xlink:type="simple" xlink:show="embed" xlink:actuate="onLoad"/><svg:desc>fórmula</svg:desc></draw:frame></text:span><text:span text:style-name="T4">se continuará descendiendo mientras que los puntos </text:span><text:span text:style-name="T4"><draw:frame draw:style-name="fr3" draw:name="Objeto99" text:anchor-type="as-char" svg:y="-0.377cm" svg:width="1.589cm" svg:height="0.485cm" draw:z-index="94"><draw:object xlink:href="./Object 99" xlink:type="simple" xlink:show="embed" xlink:actuate="onLoad"/><draw:image xlink:href="./ObjectReplacements/Object 99" xlink:type="simple" xlink:show="embed" xlink:actuate="onLoad"/><svg:desc>fórmula</svg:desc></draw:frame></text:span><text:span text:style-name="T4">sean una mejora en cuanto al cálculo de la función objetivo del problema relajado. El punto óptimo sobre la dirección de búsqueda </text:span><text:span text:style-name="T4"><draw:frame draw:style-name="fr3" draw:name="Objeto100" text:anchor-type="as-char" svg:y="-0.377cm" svg:width="0.436cm" svg:height="0.469cm" draw:z-index="95"><draw:object xlink:href="./Object 100" xlink:type="simple" xlink:show="embed" xlink:actuate="onLoad"/><draw:image xlink:href="./ObjectReplacements/Object 100" xlink:type="simple" xlink:show="embed" xlink:actuate="onLoad"/><svg:desc>fórmula</svg:desc></draw:frame></text:span><text:span text:style-name="T4">necesariamente cumple que el gradiente de la función objetivo calculada en ese punto es ortogonal a </text:span><text:span text:style-name="T4"><draw:frame draw:style-name="fr3" draw:name="Objeto101" text:anchor-type="as-char" svg:y="-0.377cm" svg:width="0.436cm" svg:height="0.469cm" draw:z-index="96"><draw:object xlink:href="./Object 101" xlink:type="simple" xlink:show="embed" xlink:actuate="onLoad"/><draw:image xlink:href="./ObjectReplacements/Object 101" xlink:type="simple" xlink:show="embed" xlink:actuate="onLoad"/><svg:desc>fórmula</svg:desc></draw:frame></text:span><text:span text:style-name="T4">.</text:span></text:p>
      <text:p text:style-name="P11"><draw:frame draw:style-name="fr3" draw:name="Objeto102" text:anchor-type="as-char" svg:y="-0.623cm" svg:width="12.707cm" svg:height="1.111cm" draw:z-index="97"><draw:object xlink:href="./Object 102" xlink:type="simple" xlink:show="embed" xlink:actuate="onLoad"/><draw:image xlink:href="./ObjectReplacements/Object 102" xlink:type="simple" xlink:show="embed" xlink:actuate="onLoad"/><svg:desc>fórmula</svg:desc></draw:frame></text:p>
      <text:p text:style-name="P11"/>
      <text:h text:style-name="Heading_20_3" text:outline-level="3"><text:s/>Métodos directo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Fine_20_Dotted" draw:display-name="Fine Dotted" draw:style="rect" draw:dots1="1" draw:distance="0.457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UY" style:font-name-asian="Times New Roman" style:font-size-asian="12pt" style:font-name-complex="Times New Roman" style:font-size-complex="12pt" style:language-complex="ar" style:country-complex="S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8pt" fo:language="es" fo:country="ES" fo:font-weight="bold" style:font-size-asian="18pt" style:font-weight-asian="bold"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ulo"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ig." style:family="paragraph" style:parent-style-name="Caption"/>
    <style:style style:name="Drawing" style:family="paragraph" style:parent-style-name="Caption" style:class="extra"/>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247cm" fo:margin-left="-0.123cm" table:align="left" style:writing-mode="lr-tb"/>
    </style:style>
    <style:style style:name="Tabla2.A" style:family="table-column">
      <style:table-column-properties style:column-width="7.624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none" style:writing-mode="lr-tb"/>
    </style:style>
    <style:style style:name="MP1" style:family="paragraph" style:parent-style-name="Header">
      <style:text-properties fo:language="es" fo:country="ES"/>
    </style:style>
    <style:style style:name="MP2" style:family="paragraph" style:parent-style-name="Header">
      <style:paragraph-properties fo:text-align="end" style:justify-single-word="false"/>
    </style:style>
    <style:style style:name="MT1" style:family="text">
      <style:text-properties fo:language="es" fo:country="ES" fo:font-style="italic" style:font-style-asian="italic" style:font-style-complex="italic"/>
    </style:style>
    <style:style style:name="MT2" style:family="text"/>
    <style:style style:name="M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number-columns-repeated="2"/>
          <table:table-row table:style-name="Tabla2.1">
            <table:table-cell table:style-name="Tabla2.A1" office:value-type="string">
              <text:p text:style-name="MP1"><draw:frame draw:style-name="Mfr1" draw:name="gráficos2" text:anchor-type="as-char" svg:width="2.566cm" svg:height="0.847cm" draw:z-index="35"><draw:image xlink:href="Pictures/1000000000000061000000201B7552BC.png" xlink:type="simple" xlink:show="embed" xlink:actuate="onLoad"/></draw:frame></text:p>
            </table:table-cell>
            <table:table-cell table:style-name="Tabla2.A1" office:value-type="string">
              <text:p text:style-name="MP2"><text:span text:style-name="MT1"><text:s text:c="2"/>SimSEE pág. </text:span><text:span text:style-name="Page_20_Number"><text:page-number text:select-page="current">8</text:page-number></text:span><text:span text:style-name="Page_20_Number"> / </text:span><text:span text:style-name="Page_20_Number"><text:page-count style:num-format="1">8</text:page-count></text:span></text:p>
            </table:table-cell>
          </table:table-row>
        </table:table>
        <text:p text:style-name="MP1"/>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_simsee</dc:title>
    <meta:creation-date>2012-10-30T12:12:57.58</meta:creation-date>
    <meta:editing-cycles>32</meta:editing-cycles>
    <meta:editing-duration>PT8H33M35S</meta:editing-duration>
    <meta:generator>LibreOffice/3.5$Windows_x86 LibreOffice_project/e0fbe70-5879838-a0745b0-0cd1158-638b327</meta:generator>
    <dc:date>2012-12-07T21:40:59.65</dc:date>
    <meta:document-statistic meta:table-count="1" meta:image-count="1" meta:object-count="103" meta:page-count="8" meta:paragraph-count="71" meta:word-count="2628" meta:character-count="16003" meta:non-whitespace-character-count="13308"/>
    <meta:user-defined meta:name="Información 1"/>
    <meta:user-defined meta:name="Información 2"/>
    <meta:user-defined meta:name="Información 3"/>
    <meta:user-defined meta:name="Información 4"/>
    <meta:template xlink:type="simple" xlink:actuate="onRequest" xlink:title="documento_simsee" xlink:href="../../../../../../Users/rchaer/AppData/Roaming/LibreOffice/3/user/template/documento_simsee.ott" meta:date="2012-10-30T12:12:57.34"/>
  </office:meta>
</office:document-meta>
</file>

<file path=Object 1/content.xml><?xml version="1.0" encoding="utf-8"?>
<math xmlns="http://www.w3.org/1998/Math/MathML">
  <semantics>
    <mrow>
      <mrow>
        <mo stretchy="true">{</mo>
        <mrow>
          <mtable>
            <mtr>
              <mtd>
                <mrow>
                  <munder>
                    <mi mathvariant="italic">mín</mi>
                    <mrow>
                      <mi>X</mi>
                    </mrow>
                  </munder>
                  <mi>f</mi>
                  <mrow>
                    <mo stretchy="false">(</mo>
                    <mrow>
                      <mi>X</mi>
                    </mrow>
                    <mo stretchy="false">)</mo>
                  </mrow>
                </mrow>
              </mtd>
            </mtr>
            <mtr>
              <mtd>
                <mrow>
                  <mi>@</mi>
                  <mi/>
                  <mrow>
                    <mi>X</mi>
                    <mo stretchy="false">∈</mo>
                    <mo stretchy="false">Ω</mo>
                  </mrow>
                </mrow>
              </mtd>
            </mtr>
          </mtable>
        </mrow>
      </mrow>
    </mrow>
    <annotation encoding="StarMath 5.0">alignl left lbrace stack { mín csub{X} f(X)   #@ ~ X in %OMEGA  }  right none</annotation>
  </semantics>
</math>
</file>

<file path=Object 10/content.xml><?xml version="1.0" encoding="utf-8"?>
<math xmlns="http://www.w3.org/1998/Math/MathML">
  <semantics>
    <mrow>
      <msub>
        <mi>r</mi>
        <mi>i</mi>
      </msub>
      <mrow>
        <mrow>
          <mo stretchy="false">(</mo>
          <mrow>
            <mi>X</mi>
          </mrow>
          <mo stretchy="false">)</mo>
        </mrow>
        <mo stretchy="false">⩽</mo>
        <mn>0</mn>
      </mrow>
    </mrow>
    <annotation encoding="StarMath 5.0">r_i(X) leslant 0</annotation>
  </semantics>
</math>
</file>

<file path=Object 100/content.xml><?xml version="1.0" encoding="utf-8"?>
<math xmlns="http://www.w3.org/1998/Math/MathML">
  <semantics>
    <mrow>
      <mover accent="true">
        <mi>v</mi>
        <mo stretchy="false">⃗</mo>
      </mover>
    </mrow>
    <annotation encoding="StarMath 5.0">vec v </annotation>
  </semantics>
</math>
</file>

<file path=Object 101/content.xml><?xml version="1.0" encoding="utf-8"?>
<math xmlns="http://www.w3.org/1998/Math/MathML">
  <semantics>
    <mrow>
      <mover accent="true">
        <mi>v</mi>
        <mo stretchy="false">⃗</mo>
      </mover>
    </mrow>
    <annotation encoding="StarMath 5.0">vec v </annotation>
  </semantics>
</math>
</file>

<file path=Object 102/content.xml><?xml version="1.0" encoding="utf-8"?>
<math xmlns="http://www.w3.org/1998/Math/MathML">
  <semantics>
    <mrow>
      <mrow>
        <mrow>
          <mn>0</mn>
          <mo stretchy="false">=</mo>
          <mrow>
            <mo stretchy="false">(</mo>
            <mrow>
              <mrow>
                <mover accent="true">
                  <mi>g</mi>
                  <mo stretchy="false">⃗</mo>
                </mover>
                <mo stretchy="false">⋅</mo>
                <mover accent="true">
                  <mi>g</mi>
                  <mo stretchy="false">⃗</mo>
                </mover>
              </mrow>
              <mi>'</mi>
            </mrow>
            <mo stretchy="false">)</mo>
          </mrow>
        </mrow>
        <mo stretchy="false">=</mo>
        <mtable>
          <mtr>
            <mtd>
              <mrow>
                <mrow>
                  <mo stretchy="false">(</mo>
                  <mrow>
                    <mrow>
                      <mrow>
                        <mo stretchy="false">(</mo>
                        <mrow>
                          <mrow>
                            <mi>x</mi>
                            <mo stretchy="false">−</mo>
                            <mn>5</mn>
                          </mrow>
                        </mrow>
                        <mo stretchy="false">)</mo>
                      </mrow>
                      <mo stretchy="false">+</mo>
                      <mo stretchy="false">λ</mo>
                    </mrow>
                    <mrow>
                      <mo stretchy="false">(</mo>
                      <mrow>
                        <mrow>
                          <mrow>
                            <msup>
                              <mi>x</mi>
                              <mn>2</mn>
                            </msup>
                            <mo stretchy="false">+</mo>
                            <msup>
                              <mi>y</mi>
                              <mn>2</mn>
                            </msup>
                          </mrow>
                          <mo stretchy="false">−</mo>
                          <mn>16</mn>
                        </mrow>
                      </mrow>
                      <mo stretchy="false">)</mo>
                    </mrow>
                    <mn>2</mn>
                    <mi>x</mi>
                  </mrow>
                  <mo stretchy="false">)</mo>
                </mrow>
                <mrow>
                  <mo stretchy="false">(</mo>
                  <mrow>
                    <mrow>
                      <mrow>
                        <mo stretchy="false">(</mo>
                        <mrow>
                          <mi>x</mi>
                          <mrow>
                            <mi>'</mi>
                            <mo stretchy="false">−</mo>
                            <mn>5</mn>
                          </mrow>
                        </mrow>
                        <mo stretchy="false">)</mo>
                      </mrow>
                      <mo stretchy="false">+</mo>
                      <mo stretchy="false">λ</mo>
                    </mrow>
                    <mrow>
                      <mo stretchy="false">(</mo>
                      <mrow>
                        <mi>x</mi>
                        <mrow>
                          <msup>
                            <mi>'</mi>
                            <mn>2</mn>
                          </msup>
                          <mo stretchy="false">+</mo>
                          <mi>y</mi>
                        </mrow>
                        <mrow>
                          <msup>
                            <mi>'</mi>
                            <mn>2</mn>
                          </msup>
                          <mo stretchy="false">−</mo>
                          <mn>16</mn>
                        </mrow>
                      </mrow>
                      <mo stretchy="false">)</mo>
                    </mrow>
                    <mn>2</mn>
                    <mi>x</mi>
                    <mi>'</mi>
                  </mrow>
                  <mo stretchy="false">)</mo>
                </mrow>
              </mrow>
            </mtd>
          </mtr>
          <mtr>
            <mtd>
              <mrow>
                <mrow>
                  <mrow>
                    <mo stretchy="false">(</mo>
                    <mrow>
                      <mrow>
                        <mrow>
                          <mo stretchy="false">(</mo>
                          <mrow>
                            <mrow>
                              <mi>y</mi>
                              <mo stretchy="false">−</mo>
                              <mn>5</mn>
                            </mrow>
                          </mrow>
                          <mo stretchy="false">)</mo>
                        </mrow>
                        <mo stretchy="false">+</mo>
                        <mo stretchy="false">λ</mo>
                      </mrow>
                      <mrow>
                        <mo stretchy="false">(</mo>
                        <mrow>
                          <mrow>
                            <mrow>
                              <msup>
                                <mi>x</mi>
                                <mn>2</mn>
                              </msup>
                              <mo stretchy="false">+</mo>
                              <msup>
                                <mi>y</mi>
                                <mn>2</mn>
                              </msup>
                            </mrow>
                            <mo stretchy="false">−</mo>
                            <mn>16</mn>
                          </mrow>
                        </mrow>
                        <mo stretchy="false">)</mo>
                      </mrow>
                      <mn>2</mn>
                      <mi>y</mi>
                    </mrow>
                    <mo stretchy="false">)</mo>
                  </mrow>
                  <mo stretchy="false">∗</mo>
                  <mrow>
                    <mo stretchy="false">(</mo>
                    <mrow>
                      <mrow>
                        <mrow>
                          <mo stretchy="false">(</mo>
                          <mrow>
                            <mi>y</mi>
                            <mrow>
                              <mi>'</mi>
                              <mo stretchy="false">−</mo>
                              <mn>5</mn>
                            </mrow>
                          </mrow>
                          <mo stretchy="false">)</mo>
                        </mrow>
                        <mo stretchy="false">+</mo>
                        <mo stretchy="false">λ</mo>
                      </mrow>
                      <mrow>
                        <mo stretchy="false">(</mo>
                        <mrow>
                          <mi>x</mi>
                          <mrow>
                            <msup>
                              <mi>'</mi>
                              <mn>2</mn>
                            </msup>
                            <mo stretchy="false">+</mo>
                            <mi>y</mi>
                          </mrow>
                          <mrow>
                            <msup>
                              <mi>'</mi>
                              <mn>2</mn>
                            </msup>
                            <mo stretchy="false">−</mo>
                            <mn>16</mn>
                          </mrow>
                        </mrow>
                        <mo stretchy="false">)</mo>
                      </mrow>
                      <mn>2</mn>
                      <mi>y</mi>
                      <mi>'</mi>
                    </mrow>
                    <mo stretchy="false">)</mo>
                  </mrow>
                </mrow>
              </mrow>
            </mtd>
          </mtr>
        </mtable>
      </mrow>
    </mrow>
    <annotation encoding="StarMath 5.0">0= ( vec g  cdot vec g' )  =

binom
{((x - 5) + %lambda  ( x^2+y^2-16 ) 2 x )  ( (x' - 5) + %lambda  ( x'^2+y'^2-16 ) 2 x' ) }

{((y - 5) + %lambda  ( x^2+y^2-16 ) 2 y ) *((y' - 5) + %lambda  ( x'^2+y'^2-16 ) 2 y' ) } 

</annotation>
  </semantics>
</math>
</file>

<file path=Object 103/content.xml><?xml version="1.0" encoding="utf-8"?>
<math xmlns="http://www.w3.org/1998/Math/MathML">
  <semantics>
    <mrow>
      <mo stretchy="false">Ω</mo>
    </mrow>
    <annotation encoding="StarMath 5.0">%OMEGA</annotation>
  </semantics>
</math>
</file>

<file path=Object 11/content.xml><?xml version="1.0" encoding="utf-8"?>
<math xmlns="http://www.w3.org/1998/Math/MathML">
  <semantics>
    <mrow>
      <msub>
        <mi>h</mi>
        <mi>i</mi>
      </msub>
      <mrow>
        <mrow>
          <mo stretchy="false">(</mo>
          <mrow>
            <mi>X</mi>
          </mrow>
          <mo stretchy="false">)</mo>
        </mrow>
        <mo stretchy="false">⩽</mo>
        <mn>0</mn>
      </mrow>
    </mrow>
    <annotation encoding="StarMath 5.0">h_i(X) leslant 0</annotation>
  </semantics>
</math>
</file>

<file path=Object 12/content.xml><?xml version="1.0" encoding="utf-8"?>
<math xmlns="http://www.w3.org/1998/Math/MathML">
  <semantics>
    <mrow>
      <mo stretchy="false">Ω</mo>
    </mrow>
    <annotation encoding="StarMath 5.0">%OMEGA</annotation>
  </semantics>
</math>
</file>

<file path=Object 13/content.xml><?xml version="1.0" encoding="utf-8"?>
<math xmlns="http://www.w3.org/1998/Math/MathML">
  <semantics>
    <mrow>
      <mrow>
        <mo stretchy="true">{</mo>
        <mrow>
          <mtable>
            <mtr>
              <mtd>
                <mrow>
                  <munder>
                    <mi mathvariant="italic">mín</mi>
                    <mrow>
                      <mi>X</mi>
                    </mrow>
                  </munder>
                  <mi>f</mi>
                  <mrow>
                    <mo stretchy="false">(</mo>
                    <mrow>
                      <mi>X</mi>
                    </mrow>
                    <mo stretchy="false">)</mo>
                  </mrow>
                </mrow>
              </mtd>
            </mtr>
            <mtr>
              <mtd>
                <mrow>
                  <mi>@</mi>
                  <mi/>
                  <mtable>
                    <mtr>
                      <mtd>
                        <mrow>
                          <msub>
                            <mi>h</mi>
                            <mi>j</mi>
                          </msub>
                          <mrow>
                            <mrow>
                              <mo stretchy="false">(</mo>
                              <mrow>
                                <mi>X</mi>
                              </mrow>
                              <mo stretchy="false">)</mo>
                            </mrow>
                            <mo stretchy="false">=</mo>
                            <mn>0</mn>
                          </mrow>
                          <mi>;</mi>
                          <mrow>
                            <mi>j</mi>
                            <mo stretchy="false">=</mo>
                            <mn>1</mn>
                          </mrow>
                          <mn>...</mn>
                          <msub>
                            <mi>n</mi>
                            <mi>h</mi>
                          </msub>
                        </mrow>
                      </mtd>
                    </mtr>
                    <mtr>
                      <mtd>
                        <mrow>
                          <msub>
                            <mi>r</mi>
                            <mi>i</mi>
                          </msub>
                          <mrow>
                            <mo stretchy="false">(</mo>
                            <mrow>
                              <mi>X</mi>
                            </mrow>
                            <mo stretchy="false">)</mo>
                          </mrow>
                          <mi>;</mi>
                          <mrow>
                            <mi>i</mi>
                            <mo stretchy="false">=</mo>
                            <mn>1</mn>
                          </mrow>
                          <mn>...</mn>
                          <mrow>
                            <msub>
                              <mi>n</mi>
                              <mi>r</mi>
                            </msub>
                            <mo stretchy="false">⩽</mo>
                            <mn>0</mn>
                          </mrow>
                        </mrow>
                      </mtd>
                    </mtr>
                  </mtable>
                </mrow>
              </mtd>
            </mtr>
          </mtable>
        </mrow>
      </mrow>
    </mrow>
    <annotation encoding="StarMath 5.0">alignl left lbrace stack { mín csub{X} f(X) # @   ~   stack { h_j(X) = 0 ; j=1 ... n_h # r_i(X) ; i = 1 ... n_r leslant 0 } }  right none</annotation>
  </semantics>
</math>
</file>

<file path=Object 14/content.xml><?xml version="1.0" encoding="utf-8"?>
<math xmlns="http://www.w3.org/1998/Math/MathML">
  <semantics>
    <mrow>
      <mi>X</mi>
    </mrow>
    <annotation encoding="StarMath 5.0">X</annotation>
  </semantics>
</math>
</file>

<file path=Object 15/content.xml><?xml version="1.0" encoding="utf-8"?>
<math xmlns="http://www.w3.org/1998/Math/MathML">
  <semantics>
    <mrow>
      <mi>f</mi>
      <mrow>
        <mo stretchy="false">(</mo>
        <mrow>
          <mi>X</mi>
        </mrow>
        <mo stretchy="false">)</mo>
      </mrow>
    </mrow>
    <annotation encoding="StarMath 5.0">f(X)</annotation>
  </semantics>
</math>
</file>

<file path=Object 16/content.xml><?xml version="1.0" encoding="utf-8"?>
<math xmlns="http://www.w3.org/1998/Math/MathML">
  <semantics>
    <mrow>
      <mo stretchy="false">Ω</mo>
    </mrow>
    <annotation encoding="StarMath 5.0">%OMEGA</annotation>
  </semantics>
</math>
</file>

<file path=Object 17/content.xml><?xml version="1.0" encoding="utf-8"?>
<math xmlns="http://www.w3.org/1998/Math/MathML">
  <semantics>
    <mrow>
      <msup>
        <mi>R</mi>
        <mn>2</mn>
      </msup>
    </mrow>
    <annotation encoding="StarMath 5.0">R^2</annotation>
  </semantics>
</math>
</file>

<file path=Object 18/content.xml><?xml version="1.0" encoding="utf-8"?>
<math xmlns="http://www.w3.org/1998/Math/MathML">
  <semantics>
    <mrow>
      <mo stretchy="false">Ω</mo>
    </mrow>
    <annotation encoding="StarMath 5.0">%OMEGA</annotation>
  </semantics>
</math>
</file>

<file path=Object 19/content.xml><?xml version="1.0" encoding="utf-8"?>
<math xmlns="http://www.w3.org/1998/Math/MathML">
  <semantics>
    <mrow>
      <mi>R</mi>
    </mrow>
    <annotation encoding="StarMath 5.0">R</annotation>
  </semantics>
</math>
</file>

<file path=Object 2/content.xml><?xml version="1.0" encoding="utf-8"?>
<math xmlns="http://www.w3.org/1998/Math/MathML">
  <semantics>
    <mrow>
      <mi>X</mi>
    </mrow>
    <annotation encoding="StarMath 5.0">X</annotation>
  </semantics>
</math>
</file>

<file path=Object 20/content.xml><?xml version="1.0" encoding="utf-8"?>
<math xmlns="http://www.w3.org/1998/Math/MathML">
  <semantics>
    <mrow>
      <mrow>
        <mo stretchy="false">(</mo>
        <mrow>
          <mi>X</mi>
          <mi>,</mi>
          <mi>z</mi>
        </mrow>
        <mo stretchy="false">)</mo>
      </mrow>
    </mrow>
    <annotation encoding="StarMath 5.0">(X,z)</annotation>
  </semantics>
</math>
</file>

<file path=Object 21/content.xml><?xml version="1.0" encoding="utf-8"?>
<math xmlns="http://www.w3.org/1998/Math/MathML">
  <semantics>
    <mrow>
      <mrow>
        <mi>X</mi>
        <mo stretchy="false">∈</mo>
        <mo stretchy="false">Ω</mo>
      </mrow>
    </mrow>
    <annotation encoding="StarMath 5.0">X in %OMEGA</annotation>
  </semantics>
</math>
</file>

<file path=Object 22/content.xml><?xml version="1.0" encoding="utf-8"?>
<math xmlns="http://www.w3.org/1998/Math/MathML">
  <semantics>
    <mrow>
      <mrow>
        <mi>z</mi>
        <mo stretchy="false">⩾</mo>
        <mi>f</mi>
      </mrow>
      <mrow>
        <mo stretchy="false">(</mo>
        <mrow>
          <mi>X</mi>
        </mrow>
        <mo stretchy="false">)</mo>
      </mrow>
    </mrow>
    <annotation encoding="StarMath 5.0">z geslant f(X)</annotation>
  </semantics>
</math>
</file>

<file path=Object 23/content.xml><?xml version="1.0" encoding="utf-8"?>
<math xmlns="http://www.w3.org/1998/Math/MathML">
  <semantics>
    <mrow>
      <mi>f</mi>
      <mrow>
        <mo stretchy="false">(</mo>
        <mrow>
          <mi>X</mi>
        </mrow>
        <mo stretchy="false">)</mo>
      </mrow>
    </mrow>
    <annotation encoding="StarMath 5.0">f(X)</annotation>
  </semantics>
</math>
</file>

<file path=Object 24/content.xml><?xml version="1.0" encoding="utf-8"?>
<math xmlns="http://www.w3.org/1998/Math/MathML">
  <semantics>
    <mrow>
      <mi>f</mi>
      <mrow>
        <mo stretchy="false">(</mo>
        <mrow>
          <mi>X</mi>
        </mrow>
        <mo stretchy="false">)</mo>
      </mrow>
    </mrow>
    <annotation encoding="StarMath 5.0">f(X)</annotation>
  </semantics>
</math>
</file>

<file path=Object 25/content.xml><?xml version="1.0" encoding="utf-8"?>
<math xmlns="http://www.w3.org/1998/Math/MathML">
  <semantics>
    <mrow>
      <mo stretchy="false">Ω</mo>
    </mrow>
    <annotation encoding="StarMath 5.0">%OMEGA</annotation>
  </semantics>
</math>
</file>

<file path=Object 26/content.xml><?xml version="1.0" encoding="utf-8"?>
<math xmlns="http://www.w3.org/1998/Math/MathML">
  <semantics>
    <mrow>
      <mi>A</mi>
    </mrow>
    <annotation encoding="StarMath 5.0">A</annotation>
  </semantics>
</math>
</file>

<file path=Object 27/content.xml><?xml version="1.0" encoding="utf-8"?>
<math xmlns="http://www.w3.org/1998/Math/MathML">
  <semantics>
    <mrow>
      <mi>B</mi>
    </mrow>
    <annotation encoding="StarMath 5.0">B</annotation>
  </semantics>
</math>
</file>

<file path=Object 28/content.xml><?xml version="1.0" encoding="utf-8"?>
<math xmlns="http://www.w3.org/1998/Math/MathML">
  <semantics>
    <mrow>
      <mrow>
        <mi>A</mi>
        <mo stretchy="false">⊂</mo>
        <mi>B</mi>
      </mrow>
    </mrow>
    <annotation encoding="StarMath 5.0">A subset B</annotation>
  </semantics>
</math>
</file>

<file path=Object 29/content.xml><?xml version="1.0" encoding="utf-8"?>
<math xmlns="http://www.w3.org/1998/Math/MathML">
  <semantics>
    <mrow>
      <mrow>
        <mi>A</mi>
        <mo stretchy="false">⊂</mo>
        <mi>B</mi>
      </mrow>
    </mrow>
    <annotation encoding="StarMath 5.0">A subset B</annotation>
  </semantics>
</math>
</file>

<file path=Object 3/content.xml><?xml version="1.0" encoding="utf-8"?>
<math xmlns="http://www.w3.org/1998/Math/MathML">
  <semantics>
    <mrow>
      <mo stretchy="false">Ω</mo>
    </mrow>
    <annotation encoding="StarMath 5.0">%OMEGA</annotation>
  </semantics>
</math>
</file>

<file path=Object 30/content.xml><?xml version="1.0" encoding="utf-8"?>
<math xmlns="http://www.w3.org/1998/Math/MathML">
  <semantics>
    <mrow>
      <mi>f</mi>
      <mrow>
        <mo stretchy="false">(</mo>
        <mrow>
          <mi>X</mi>
        </mrow>
        <mo stretchy="false">)</mo>
      </mrow>
    </mrow>
    <annotation encoding="StarMath 5.0">f(X)</annotation>
  </semantics>
</math>
</file>

<file path=Object 31/content.xml><?xml version="1.0" encoding="utf-8"?>
<math xmlns="http://www.w3.org/1998/Math/MathML">
  <semantics>
    <mrow>
      <mrow>
        <mo stretchy="false">−</mo>
        <mo stretchy="false">∞</mo>
      </mrow>
    </mrow>
    <annotation encoding="StarMath 5.0">- infinity</annotation>
  </semantics>
</math>
</file>

<file path=Object 32/content.xml><?xml version="1.0" encoding="utf-8"?>
<math xmlns="http://www.w3.org/1998/Math/MathML">
  <semantics>
    <mrow>
      <mrow>
        <msup>
          <mi>X</mi>
          <mrow>
            <mi>B</mi>
          </mrow>
        </msup>
        <mo stretchy="false">∈</mo>
        <mi>A</mi>
      </mrow>
    </mrow>
    <annotation encoding="StarMath 5.0">X sup { B}  in A</annotation>
  </semantics>
</math>
</file>

<file path=Object 33/content.xml><?xml version="1.0" encoding="utf-8"?>
<math xmlns="http://www.w3.org/1998/Math/MathML">
  <semantics>
    <mrow>
      <mrow>
        <mo stretchy="false">(</mo>
        <mrow>
          <msup>
            <mi>X</mi>
            <mrow>
              <mi>B</mi>
            </mrow>
          </msup>
          <mi>,</mi>
          <msub>
            <mi>f</mi>
            <mi>A</mi>
          </msub>
          <mrow>
            <mo stretchy="false">(</mo>
            <mrow>
              <msub>
                <mi>X</mi>
                <mi>B</mi>
              </msub>
            </mrow>
            <mo stretchy="false">)</mo>
          </mrow>
        </mrow>
        <mo stretchy="false">)</mo>
      </mrow>
    </mrow>
    <annotation encoding="StarMath 5.0">( X sup { B} , f_A(X_B) )</annotation>
  </semantics>
</math>
</file>

<file path=Object 34/content.xml><?xml version="1.0" encoding="utf-8"?>
<math xmlns="http://www.w3.org/1998/Math/MathML">
  <semantics>
    <mrow>
      <mi>B</mi>
    </mrow>
    <annotation encoding="StarMath 5.0">B</annotation>
  </semantics>
</math>
</file>

<file path=Object 35/content.xml><?xml version="1.0" encoding="utf-8"?>
<math xmlns="http://www.w3.org/1998/Math/MathML">
  <semantics>
    <mrow>
      <mi>B</mi>
    </mrow>
    <annotation encoding="StarMath 5.0">B</annotation>
  </semantics>
</math>
</file>

<file path=Object 36/content.xml><?xml version="1.0" encoding="utf-8"?>
<math xmlns="http://www.w3.org/1998/Math/MathML">
  <semantics>
    <mrow>
      <mi>A</mi>
    </mrow>
    <annotation encoding="StarMath 5.0">A</annotation>
  </semantics>
</math>
</file>

<file path=Object 37/content.xml><?xml version="1.0" encoding="utf-8"?>
<math xmlns="http://www.w3.org/1998/Math/MathML">
  <semantics>
    <mrow>
      <mrow>
        <msup>
          <mi>X</mi>
          <mrow>
            <mi>B</mi>
          </mrow>
        </msup>
        <mo stretchy="false">∈</mo>
        <mi>B</mi>
      </mrow>
    </mrow>
    <annotation encoding="StarMath 5.0">X sup { B}  in B</annotation>
  </semantics>
</math>
</file>

<file path=Object 38/content.xml><?xml version="1.0" encoding="utf-8"?>
<math xmlns="http://www.w3.org/1998/Math/MathML">
  <semantics>
    <mrow>
      <mi>B</mi>
    </mrow>
    <annotation encoding="StarMath 5.0">B</annotation>
  </semantics>
</math>
</file>

<file path=Object 39/content.xml><?xml version="1.0" encoding="utf-8"?>
<math xmlns="http://www.w3.org/1998/Math/MathML">
  <semantics>
    <mrow>
      <mrow>
        <msup>
          <mi>X</mi>
          <mrow>
            <mi>B</mi>
          </mrow>
        </msup>
        <mo stretchy="false">∈</mo>
        <mi>B</mi>
      </mrow>
    </mrow>
    <annotation encoding="StarMath 5.0">X sup { B}  in B</annotation>
  </semantics>
</math>
</file>

<file path=Object 4/content.xml><?xml version="1.0" encoding="utf-8"?>
<math xmlns="http://www.w3.org/1998/Math/MathML">
  <semantics>
    <mrow>
      <mo stretchy="false">Ω</mo>
    </mrow>
    <annotation encoding="StarMath 5.0">%OMEGA</annotation>
  </semantics>
</math>
</file>

<file path=Object 40/content.xml><?xml version="1.0" encoding="utf-8"?>
<math xmlns="http://www.w3.org/1998/Math/MathML">
  <semantics>
    <mrow>
      <mi>B</mi>
    </mrow>
    <annotation encoding="StarMath 5.0">B</annotation>
  </semantics>
</math>
</file>

<file path=Object 41/content.xml><?xml version="1.0" encoding="utf-8"?>
<math xmlns="http://www.w3.org/1998/Math/MathML">
  <semantics>
    <mrow>
      <mi>f</mi>
      <mrow>
        <mrow>
          <mo stretchy="false">(</mo>
          <mrow>
            <msup>
              <mi>X</mi>
              <mi>A</mi>
            </msup>
          </mrow>
          <mo stretchy="false">)</mo>
        </mrow>
        <mo stretchy="false">⩾</mo>
        <mi>f</mi>
      </mrow>
      <mrow>
        <mo stretchy="false">(</mo>
        <mrow>
          <msup>
            <mi>X</mi>
            <mi>B</mi>
          </msup>
        </mrow>
        <mo stretchy="false">)</mo>
      </mrow>
    </mrow>
    <annotation encoding="StarMath 5.0">f(X sup A) geslant f(X sup B) </annotation>
  </semantics>
</math>
</file>

<file path=Object 42/content.xml><?xml version="1.0" encoding="utf-8"?>
<math xmlns="http://www.w3.org/1998/Math/MathML">
  <semantics>
    <mrow>
      <mrow>
        <msup>
          <mi>X</mi>
          <mrow>
            <mi>A</mi>
          </mrow>
        </msup>
        <mo stretchy="false">∈</mo>
        <mi>A</mi>
      </mrow>
    </mrow>
    <annotation encoding="StarMath 5.0">X sup { A}  in A</annotation>
  </semantics>
</math>
</file>

<file path=Object 43/content.xml><?xml version="1.0" encoding="utf-8"?>
<math xmlns="http://www.w3.org/1998/Math/MathML">
  <semantics>
    <mrow>
      <mi>A</mi>
    </mrow>
    <annotation encoding="StarMath 5.0">A</annotation>
  </semantics>
</math>
</file>

<file path=Object 44/content.xml><?xml version="1.0" encoding="utf-8"?>
<math xmlns="http://www.w3.org/1998/Math/MathML">
  <semantics>
    <mrow>
      <msub>
        <mi>f</mi>
        <mi>A</mi>
      </msub>
      <mrow>
        <mo stretchy="false">(</mo>
        <mrow>
          <mi>X</mi>
        </mrow>
        <mo stretchy="false">)</mo>
      </mrow>
    </mrow>
    <annotation encoding="StarMath 5.0">f_A(X)</annotation>
  </semantics>
</math>
</file>

<file path=Object 45/content.xml><?xml version="1.0" encoding="utf-8"?>
<math xmlns="http://www.w3.org/1998/Math/MathML">
  <semantics>
    <mrow>
      <mrow>
        <mi>X</mi>
        <mo stretchy="false">∈</mo>
        <mi>A</mi>
      </mrow>
    </mrow>
    <annotation encoding="StarMath 5.0">X in A</annotation>
  </semantics>
</math>
</file>

<file path=Object 46/content.xml><?xml version="1.0" encoding="utf-8"?>
<math xmlns="http://www.w3.org/1998/Math/MathML">
  <semantics>
    <mrow>
      <msub>
        <mi>f</mi>
        <mi>A</mi>
      </msub>
      <mrow>
        <mo stretchy="false">(</mo>
        <mrow>
          <msup>
            <mi>X</mi>
            <mi>B</mi>
          </msup>
        </mrow>
        <mo stretchy="false">)</mo>
      </mrow>
    </mrow>
    <annotation encoding="StarMath 5.0">f_A(X sup B)</annotation>
  </semantics>
</math>
</file>

<file path=Object 47/content.xml><?xml version="1.0" encoding="utf-8"?>
<math xmlns="http://www.w3.org/1998/Math/MathML">
  <semantics>
    <mrow>
      <mi>B</mi>
    </mrow>
    <annotation encoding="StarMath 5.0">B</annotation>
  </semantics>
</math>
</file>

<file path=Object 48/content.xml><?xml version="1.0" encoding="utf-8"?>
<math xmlns="http://www.w3.org/1998/Math/MathML">
  <semantics>
    <mrow>
      <mi>A</mi>
    </mrow>
    <annotation encoding="StarMath 5.0">A</annotation>
  </semantics>
</math>
</file>

<file path=Object 49/content.xml><?xml version="1.0" encoding="utf-8"?>
<math xmlns="http://www.w3.org/1998/Math/MathML">
  <semantics>
    <mrow>
      <msub>
        <mi>f</mi>
        <mi>A</mi>
      </msub>
      <mrow>
        <mo stretchy="false">(</mo>
        <mrow>
          <msup>
            <mi>X</mi>
            <mi>B</mi>
          </msup>
        </mrow>
        <mo stretchy="false">)</mo>
      </mrow>
    </mrow>
    <annotation encoding="StarMath 5.0">f_A(X sup B)</annotation>
  </semantics>
</math>
</file>

<file path=Object 5/content.xml><?xml version="1.0" encoding="utf-8"?>
<math xmlns="http://www.w3.org/1998/Math/MathML">
  <semantics>
    <mrow>
      <mi>f</mi>
      <mrow>
        <mo stretchy="false">(</mo>
        <mrow>
          <mi>X</mi>
        </mrow>
        <mo stretchy="false">)</mo>
      </mrow>
    </mrow>
    <annotation encoding="StarMath 5.0">f(X)</annotation>
  </semantics>
</math>
</file>

<file path=Object 50/content.xml><?xml version="1.0" encoding="utf-8"?>
<math xmlns="http://www.w3.org/1998/Math/MathML">
  <semantics>
    <mrow>
      <mrow>
        <msup>
          <mi>X</mi>
          <mrow>
            <mi>B</mi>
          </mrow>
        </msup>
        <mo stretchy="false">∉</mo>
        <mi>A</mi>
      </mrow>
    </mrow>
    <annotation encoding="StarMath 5.0">X sup { B}  notin A</annotation>
  </semantics>
</math>
</file>

<file path=Object 51/content.xml><?xml version="1.0" encoding="utf-8"?>
<math xmlns="http://www.w3.org/1998/Math/MathML">
  <semantics>
    <mrow>
      <mo stretchy="false">Ω</mo>
    </mrow>
    <annotation encoding="StarMath 5.0">%OMEGA</annotation>
  </semantics>
</math>
</file>

<file path=Object 52/content.xml><?xml version="1.0" encoding="utf-8"?>
<math xmlns="http://www.w3.org/1998/Math/MathML">
  <semantics>
    <mrow>
      <mi>X</mi>
    </mrow>
    <annotation encoding="StarMath 5.0">X</annotation>
  </semantics>
</math>
</file>

<file path=Object 53/content.xml><?xml version="1.0" encoding="utf-8"?>
<math xmlns="http://www.w3.org/1998/Math/MathML">
  <semantics>
    <mrow>
      <msub>
        <mo stretchy="false">∇</mo>
        <mi>x</mi>
      </msub>
      <mi>f</mi>
      <mrow>
        <mrow>
          <mo stretchy="false">(</mo>
          <mrow>
            <mi>X</mi>
          </mrow>
          <mo stretchy="false">)</mo>
        </mrow>
        <mo stretchy="false">=</mo>
        <mn>0</mn>
      </mrow>
    </mrow>
    <annotation encoding="StarMath 5.0">nabla_x f(X)=0</annotation>
  </semantics>
</math>
</file>

<file path=Object 54/content.xml><?xml version="1.0" encoding="utf-8"?>
<math xmlns="http://www.w3.org/1998/Math/MathML">
  <semantics>
    <mrow>
      <msub>
        <mi>X</mi>
        <mi>s</mi>
      </msub>
    </mrow>
    <annotation encoding="StarMath 5.0">X_s</annotation>
  </semantics>
</math>
</file>

<file path=Object 55/content.xml><?xml version="1.0" encoding="utf-8"?>
<math xmlns="http://www.w3.org/1998/Math/MathML">
  <semantics>
    <mrow>
      <mi>X</mi>
    </mrow>
    <annotation encoding="StarMath 5.0">X</annotation>
  </semantics>
</math>
</file>

<file path=Object 56/content.xml><?xml version="1.0" encoding="utf-8"?>
<math xmlns="http://www.w3.org/1998/Math/MathML">
  <semantics>
    <mrow>
      <mi>X</mi>
    </mrow>
    <annotation encoding="StarMath 5.0">X</annotation>
  </semantics>
</math>
</file>

<file path=Object 57/content.xml><?xml version="1.0" encoding="utf-8"?>
<math xmlns="http://www.w3.org/1998/Math/MathML">
  <semantics>
    <mrow>
      <msub>
        <mo stretchy="false">∇</mo>
        <mi>x</mi>
      </msub>
      <mi>f</mi>
      <mrow>
        <mo stretchy="false">(</mo>
        <mrow>
          <mi>X</mi>
        </mrow>
        <mo stretchy="false">)</mo>
      </mrow>
    </mrow>
    <annotation encoding="StarMath 5.0">nabla_x f(X)</annotation>
  </semantics>
</math>
</file>

<file path=Object 58/content.xml><?xml version="1.0" encoding="utf-8"?>
<math xmlns="http://www.w3.org/1998/Math/MathML">
  <semantics>
    <mrow>
      <mrow>
        <msub>
          <mi>X</mi>
          <mi>s</mi>
        </msub>
        <mo stretchy="false">=</mo>
        <mrow>
          <mi>X</mi>
          <mo stretchy="false">+</mo>
          <mrow>
            <mo stretchy="false">λ</mo>
            <mo stretchy="false">⋅</mo>
            <mover accent="true">
              <mi>v</mi>
              <mo stretchy="false">⃗</mo>
            </mover>
          </mrow>
        </mrow>
      </mrow>
    </mrow>
    <annotation encoding="StarMath 5.0">X_s = X + %lambda cdot vec v </annotation>
  </semantics>
</math>
</file>

<file path=Object 59/content.xml><?xml version="1.0" encoding="utf-8"?>
<math xmlns="http://www.w3.org/1998/Math/MathML">
  <semantics>
    <mrow>
      <mrow>
        <mover accent="true">
          <mi>v</mi>
          <mo stretchy="false">⃗</mo>
        </mover>
        <mo stretchy="false">=</mo>
        <mrow>
          <mo stretchy="false">−</mo>
          <mrow>
            <mfrac>
              <mrow>
                <msub>
                  <mo stretchy="false">∇</mo>
                  <mi>x</mi>
                </msub>
                <mi>f</mi>
                <mrow>
                  <mo stretchy="false">(</mo>
                  <mrow>
                    <mi>X</mi>
                  </mrow>
                  <mo stretchy="false">)</mo>
                </mrow>
              </mrow>
              <mrow>
                <mfenced open="∥" close="∥">
                  <mrow>
                    <msub>
                      <mo stretchy="false">∇</mo>
                      <mi>x</mi>
                    </msub>
                    <mi>f</mi>
                    <mrow>
                      <mo stretchy="false">(</mo>
                      <mrow>
                        <mi>X</mi>
                      </mrow>
                      <mo stretchy="false">)</mo>
                    </mrow>
                  </mrow>
                </mfenced>
              </mrow>
            </mfrac>
          </mrow>
        </mrow>
      </mrow>
    </mrow>
    <annotation encoding="StarMath 5.0">vec v = - { {nabla_x f(X)} over { left ldline nabla_x f(X) right rdline }} </annotation>
  </semantics>
</math>
</file>

<file path=Object 6/content.xml><?xml version="1.0" encoding="utf-8"?>
<math xmlns="http://www.w3.org/1998/Math/MathML">
  <semantics>
    <mrow>
      <mi>X</mi>
    </mrow>
    <annotation encoding="StarMath 5.0">X</annotation>
  </semantics>
</math>
</file>

<file path=Object 60/content.xml><?xml version="1.0" encoding="utf-8"?>
<math xmlns="http://www.w3.org/1998/Math/MathML">
  <semantics>
    <mrow>
      <mo stretchy="false">λ</mo>
    </mrow>
    <annotation encoding="StarMath 5.0">%lambda</annotation>
  </semantics>
</math>
</file>

<file path=Object 61/content.xml><?xml version="1.0" encoding="utf-8"?>
<math xmlns="http://www.w3.org/1998/Math/MathML">
  <semantics>
    <mrow>
      <mi>f</mi>
      <mrow>
        <mrow>
          <mo stretchy="false">(</mo>
          <mrow>
            <msub>
              <mi>X</mi>
              <mi>x</mi>
            </msub>
          </mrow>
          <mo stretchy="false">)</mo>
        </mrow>
        <mo stretchy="false">&lt;</mo>
        <mi>f</mi>
      </mrow>
      <mrow>
        <mo stretchy="false">(</mo>
        <mrow>
          <mi>X</mi>
        </mrow>
        <mo stretchy="false">)</mo>
      </mrow>
    </mrow>
    <annotation encoding="StarMath 5.0">f(X_x) &lt; f(X)</annotation>
  </semantics>
</math>
</file>

<file path=Object 62/content.xml><?xml version="1.0" encoding="utf-8"?>
<math xmlns="http://www.w3.org/1998/Math/MathML">
  <semantics>
    <mrow>
      <msub>
        <mi>X</mi>
        <mi>s</mi>
      </msub>
    </mrow>
    <annotation encoding="StarMath 5.0">X_s</annotation>
  </semantics>
</math>
</file>

<file path=Object 63/content.xml><?xml version="1.0" encoding="utf-8"?>
<math xmlns="http://www.w3.org/1998/Math/MathML">
  <semantics>
    <mrow>
      <mrow>
        <mo stretchy="true">{</mo>
        <mrow>
          <mtable>
            <mtr>
              <mtd>
                <mrow>
                  <munder>
                    <mi mathvariant="italic">mín</mi>
                    <mrow>
                      <mi>X</mi>
                    </mrow>
                  </munder>
                  <mi>f</mi>
                  <mrow>
                    <mo stretchy="false">(</mo>
                    <mrow>
                      <mi>X</mi>
                    </mrow>
                    <mo stretchy="false">)</mo>
                  </mrow>
                </mrow>
              </mtd>
            </mtr>
            <mtr>
              <mtd>
                <mrow>
                  <mi>@</mi>
                  <mi/>
                  <mtable>
                    <mtr>
                      <mtd>
                        <mrow>
                          <msub>
                            <mi>h</mi>
                            <mi>j</mi>
                          </msub>
                          <mrow>
                            <mrow>
                              <mo stretchy="false">(</mo>
                              <mrow>
                                <mi>X</mi>
                              </mrow>
                              <mo stretchy="false">)</mo>
                            </mrow>
                            <mo stretchy="false">=</mo>
                            <mn>0</mn>
                          </mrow>
                          <mi>;</mi>
                          <mrow>
                            <mi>j</mi>
                            <mo stretchy="false">=</mo>
                            <mn>1</mn>
                          </mrow>
                          <mn>...</mn>
                          <msub>
                            <mi>n</mi>
                            <mi>h</mi>
                          </msub>
                        </mrow>
                      </mtd>
                    </mtr>
                    <mtr>
                      <mtd>
                        <mrow>
                          <msub>
                            <mi>r</mi>
                            <mi>i</mi>
                          </msub>
                          <mrow>
                            <mrow>
                              <mo stretchy="false">(</mo>
                              <mrow>
                                <mi>X</mi>
                              </mrow>
                              <mo stretchy="false">)</mo>
                            </mrow>
                            <mo stretchy="false">⩽</mo>
                            <mn>0</mn>
                          </mrow>
                          <mi>;</mi>
                          <mrow>
                            <mi>i</mi>
                            <mo stretchy="false">=</mo>
                            <mn>1</mn>
                          </mrow>
                          <mn>...</mn>
                          <msub>
                            <mi>n</mi>
                            <mi>r</mi>
                          </msub>
                        </mrow>
                      </mtd>
                    </mtr>
                  </mtable>
                </mrow>
              </mtd>
            </mtr>
          </mtable>
        </mrow>
      </mrow>
    </mrow>
    <annotation encoding="StarMath 5.0">alignl left lbrace stack { mín csub{X} f(X) # @   ~   stack { h_j(X) = 0 ; j=1 ... n_h # r_i(X) leslant 0 ; i = 1 ... n_r } }  right none</annotation>
  </semantics>
</math>
</file>

<file path=Object 64/content.xml><?xml version="1.0" encoding="utf-8"?>
<math xmlns="http://www.w3.org/1998/Math/MathML">
  <semantics>
    <mrow>
      <munder>
        <mi mathvariant="italic">mín</mi>
        <mrow>
          <mi>X</mi>
        </mrow>
      </munder>
      <mrow>
        <mo stretchy="false">{</mo>
        <mrow>
          <mrow>
            <mi>f</mi>
            <mrow>
              <mrow>
                <mo stretchy="false">(</mo>
                <mrow>
                  <mi>X</mi>
                </mrow>
                <mo stretchy="false">)</mo>
              </mrow>
              <mo stretchy="false">+</mo>
              <mrow>
                <munderover>
                  <mo stretchy="false">∑</mo>
                  <mrow>
                    <mrow>
                      <mi>j</mi>
                      <mo stretchy="false">=</mo>
                      <mn>1</mn>
                    </mrow>
                  </mrow>
                  <mrow>
                    <mrow>
                      <mi>j</mi>
                      <mo stretchy="false">=</mo>
                      <msub>
                        <mi>n</mi>
                        <mi>h</mi>
                      </msub>
                    </mrow>
                  </mrow>
                </munderover>
                <msub>
                  <mo stretchy="false">β</mo>
                  <mi>j</mi>
                </msub>
              </mrow>
            </mrow>
            <mo stretchy="false">Φ</mo>
            <mrow>
              <mrow>
                <mo stretchy="false">(</mo>
                <mrow>
                  <msub>
                    <mi>h</mi>
                    <mi>j</mi>
                  </msub>
                  <mrow>
                    <mo stretchy="false">(</mo>
                    <mrow>
                      <mi>X</mi>
                    </mrow>
                    <mo stretchy="false">)</mo>
                  </mrow>
                </mrow>
                <mo stretchy="false">)</mo>
              </mrow>
              <mo stretchy="false">+</mo>
              <mrow>
                <munderover>
                  <mo stretchy="false">∑</mo>
                  <mrow>
                    <mrow>
                      <mi>i</mi>
                      <mo stretchy="false">=</mo>
                      <mn>1</mn>
                    </mrow>
                  </mrow>
                  <mrow>
                    <mrow>
                      <mi>i</mi>
                      <mo stretchy="false">=</mo>
                      <msub>
                        <mi>n</mi>
                        <mi>r</mi>
                      </msub>
                    </mrow>
                  </mrow>
                </munderover>
                <msub>
                  <mo stretchy="false">λ</mo>
                  <mi>i</mi>
                </msub>
              </mrow>
            </mrow>
            <mo stretchy="false">Ψ</mo>
            <mrow>
              <mo stretchy="false">(</mo>
              <mrow>
                <msub>
                  <mi>r</mi>
                  <mi>i</mi>
                </msub>
                <mrow>
                  <mo stretchy="false">(</mo>
                  <mrow>
                    <mi>X</mi>
                  </mrow>
                  <mo stretchy="false">)</mo>
                </mrow>
              </mrow>
              <mo stretchy="false">)</mo>
            </mrow>
          </mrow>
        </mrow>
        <mo stretchy="false">}</mo>
      </mrow>
    </mrow>
    <annotation encoding="StarMath 5.0"> mín csub{X} lbrace { f(X)+ sum from {j=1} to { j=n_h} %beta_j %iFI ( h_j(X) ) +  sum from {i=1} to { i= n_r} %lambda_i %iPSI ( r_i(X) )} rbrace  </annotation>
  </semantics>
</math>
</file>

<file path=Object 65/content.xml><?xml version="1.0" encoding="utf-8"?>
<math xmlns="http://www.w3.org/1998/Math/MathML">
  <semantics>
    <mrow>
      <mo stretchy="false">Φ</mo>
      <mrow>
        <mo stretchy="false">(</mo>
        <mrow>
          <mo stretchy="false">ξ</mo>
        </mrow>
        <mo stretchy="false">)</mo>
      </mrow>
      <mi mathvariant="normal">:</mi>
      <mrow>
        <mi>R</mi>
        <mo stretchy="false">→</mo>
        <mi>R</mi>
      </mrow>
    </mrow>
    <annotation encoding="StarMath 5.0">%iFI ( %xi  ): R toward R</annotation>
  </semantics>
</math>
</file>

<file path=Object 66/content.xml><?xml version="1.0" encoding="utf-8"?>
<math xmlns="http://www.w3.org/1998/Math/MathML">
  <semantics>
    <mrow>
      <mo stretchy="false">Φ</mo>
      <mrow>
        <mrow>
          <mo stretchy="false">(</mo>
          <mrow>
            <mo stretchy="false">ξ</mo>
          </mrow>
          <mo stretchy="false">)</mo>
        </mrow>
        <mo stretchy="false">&gt;</mo>
        <mn>0</mn>
      </mrow>
      <mo stretchy="false">∀</mo>
      <mrow>
        <mo stretchy="false">ξ</mo>
        <mo stretchy="false">≠</mo>
        <mn>0</mn>
      </mrow>
    </mrow>
    <annotation encoding="StarMath 5.0">%iFI ( %xi  ) &gt; 0 forall %xi &lt;&gt; 0 </annotation>
  </semantics>
</math>
</file>

<file path=Object 67/content.xml><?xml version="1.0" encoding="utf-8"?>
<math xmlns="http://www.w3.org/1998/Math/MathML">
  <semantics>
    <mrow>
      <mo stretchy="false">Φ</mo>
      <mrow>
        <mrow>
          <mo stretchy="false">(</mo>
          <mrow>
            <mn>0</mn>
          </mrow>
          <mo stretchy="false">)</mo>
        </mrow>
        <mo stretchy="false">=</mo>
        <mn>0</mn>
      </mrow>
    </mrow>
    <annotation encoding="StarMath 5.0">%iFI ( 0 ) = 0 </annotation>
  </semantics>
</math>
</file>

<file path=Object 68/content.xml><?xml version="1.0" encoding="utf-8"?>
<math xmlns="http://www.w3.org/1998/Math/MathML">
  <semantics>
    <mrow>
      <mo stretchy="false">Ψ</mo>
      <mrow>
        <mo stretchy="false">(</mo>
        <mrow>
          <mo stretchy="false">ξ</mo>
        </mrow>
        <mo stretchy="false">)</mo>
      </mrow>
      <mi mathvariant="normal">:</mi>
      <mrow>
        <mi>R</mi>
        <mo stretchy="false">→</mo>
        <mi>R</mi>
      </mrow>
    </mrow>
    <annotation encoding="StarMath 5.0">%iPSI ( %xi  ): R toward R</annotation>
  </semantics>
</math>
</file>

<file path=Object 69/content.xml><?xml version="1.0" encoding="utf-8"?>
<math xmlns="http://www.w3.org/1998/Math/MathML">
  <semantics>
    <mrow>
      <mo stretchy="false">Ψ</mo>
      <mrow>
        <mrow>
          <mo stretchy="false">(</mo>
          <mrow>
            <mo stretchy="false">ξ</mo>
          </mrow>
          <mo stretchy="false">)</mo>
        </mrow>
        <mo stretchy="false">&gt;</mo>
        <mn>0</mn>
      </mrow>
      <mo stretchy="false">∀</mo>
      <mrow>
        <mo stretchy="false">ξ</mo>
        <mo stretchy="false">&gt;</mo>
        <mn>0</mn>
      </mrow>
    </mrow>
    <annotation encoding="StarMath 5.0">%iPSI ( %xi  ) &gt; 0 forall %xi &gt; 0 </annotation>
  </semantics>
</math>
</file>

<file path=Object 7/content.xml><?xml version="1.0" encoding="utf-8"?>
<math xmlns="http://www.w3.org/1998/Math/MathML">
  <semantics>
    <mrow>
      <mo stretchy="false">Ω</mo>
    </mrow>
    <annotation encoding="StarMath 5.0">%OMEGA</annotation>
  </semantics>
</math>
</file>

<file path=Object 70/content.xml><?xml version="1.0" encoding="utf-8"?>
<math xmlns="http://www.w3.org/1998/Math/MathML">
  <semantics>
    <mrow>
      <mo stretchy="false">Ψ</mo>
      <mrow>
        <mrow>
          <mo stretchy="false">(</mo>
          <mrow>
            <mo stretchy="false">ξ</mo>
          </mrow>
          <mo stretchy="false">)</mo>
        </mrow>
        <mo stretchy="false">=</mo>
        <mn>0</mn>
      </mrow>
      <mo stretchy="false">∀</mo>
      <mrow>
        <mo stretchy="false">ξ</mo>
        <mo stretchy="false">⩽</mo>
        <mn>0</mn>
      </mrow>
    </mrow>
    <annotation encoding="StarMath 5.0">%iPSI ( %xi  ) = 0 forall %xi leslant 0 </annotation>
  </semantics>
</math>
</file>

<file path=Object 71/content.xml><?xml version="1.0" encoding="utf-8"?>
<math xmlns="http://www.w3.org/1998/Math/MathML">
  <semantics>
    <mrow>
      <msub>
        <mo stretchy="false">β</mo>
        <mi>j</mi>
      </msub>
    </mrow>
    <annotation encoding="StarMath 5.0">%beta_j

</annotation>
  </semantics>
</math>
</file>

<file path=Object 72/content.xml><?xml version="1.0" encoding="utf-8"?>
<math xmlns="http://www.w3.org/1998/Math/MathML">
  <semantics>
    <mrow>
      <msub>
        <mo stretchy="false">λ</mo>
        <mi>i</mi>
      </msub>
    </mrow>
    <annotation encoding="StarMath 5.0">%lambda_i

</annotation>
  </semantics>
</math>
</file>

<file path=Object 73/content.xml><?xml version="1.0" encoding="utf-8"?>
<math xmlns="http://www.w3.org/1998/Math/MathML">
  <semantics>
    <mrow>
      <msub>
        <mi>h</mi>
        <mi>j</mi>
      </msub>
      <mrow>
        <mrow>
          <mo stretchy="false">(</mo>
          <mrow>
            <mi>X</mi>
          </mrow>
          <mo stretchy="false">)</mo>
        </mrow>
        <mo stretchy="false">=</mo>
        <mn>0</mn>
      </mrow>
    </mrow>
    <annotation encoding="StarMath 5.0">h_j(X) = 0</annotation>
  </semantics>
</math>
</file>

<file path=Object 74/content.xml><?xml version="1.0" encoding="utf-8"?>
<math xmlns="http://www.w3.org/1998/Math/MathML">
  <semantics>
    <mrow>
      <msub>
        <mi>r</mi>
        <mi>i</mi>
      </msub>
      <mrow>
        <mrow>
          <mo stretchy="false">(</mo>
          <mrow>
            <mi>X</mi>
          </mrow>
          <mo stretchy="false">)</mo>
        </mrow>
        <mo stretchy="false">⩽</mo>
        <mn>0</mn>
      </mrow>
    </mrow>
    <annotation encoding="StarMath 5.0"> r_i(X) leslant 0</annotation>
  </semantics>
</math>
</file>

<file path=Object 75/content.xml><?xml version="1.0" encoding="utf-8"?>
<math xmlns="http://www.w3.org/1998/Math/MathML">
  <semantics>
    <mrow>
      <mi>X</mi>
    </mrow>
    <annotation encoding="StarMath 5.0">X
</annotation>
  </semantics>
</math>
</file>

<file path=Object 76/content.xml><?xml version="1.0" encoding="utf-8"?>
<math xmlns="http://www.w3.org/1998/Math/MathML">
  <semantics>
    <mrow>
      <msub>
        <mo stretchy="false">β</mo>
        <mi>j</mi>
      </msub>
    </mrow>
    <annotation encoding="StarMath 5.0">%beta_j

</annotation>
  </semantics>
</math>
</file>

<file path=Object 77/content.xml><?xml version="1.0" encoding="utf-8"?>
<math xmlns="http://www.w3.org/1998/Math/MathML">
  <semantics>
    <mrow>
      <msub>
        <mo stretchy="false">λ</mo>
        <mi>i</mi>
      </msub>
    </mrow>
    <annotation encoding="StarMath 5.0">%lambda_i

</annotation>
  </semantics>
</math>
</file>

<file path=Object 78/content.xml><?xml version="1.0" encoding="utf-8"?>
<math xmlns="http://www.w3.org/1998/Math/MathML">
  <semantics>
    <mrow>
      <mo stretchy="false">Φ</mo>
      <mrow>
        <mo stretchy="false">(</mo>
        <mrow>
          <mo stretchy="false">ξ</mo>
        </mrow>
        <mo stretchy="false">)</mo>
      </mrow>
    </mrow>
    <annotation encoding="StarMath 5.0">%iFI ( %xi  )</annotation>
  </semantics>
</math>
</file>

<file path=Object 79/content.xml><?xml version="1.0" encoding="utf-8"?>
<math xmlns="http://www.w3.org/1998/Math/MathML">
  <semantics>
    <mrow>
      <mo stretchy="false">Ψ</mo>
      <mrow>
        <mo stretchy="false">(</mo>
        <mrow>
          <mo stretchy="false">ξ</mo>
        </mrow>
        <mo stretchy="false">)</mo>
      </mrow>
    </mrow>
    <annotation encoding="StarMath 5.0">%iPSI ( %xi  )</annotation>
  </semantics>
</math>
</file>

<file path=Object 8/content.xml><?xml version="1.0" encoding="utf-8"?>
<math xmlns="http://www.w3.org/1998/Math/MathML">
  <semantics>
    <mrow>
      <mi>f</mi>
      <mrow>
        <mo stretchy="false">(</mo>
        <mrow>
          <mi>X</mi>
        </mrow>
        <mo stretchy="false">)</mo>
      </mrow>
    </mrow>
    <annotation encoding="StarMath 5.0">f(X)</annotation>
  </semantics>
</math>
</file>

<file path=Object 80/content.xml><?xml version="1.0" encoding="utf-8"?>
<math xmlns="http://www.w3.org/1998/Math/MathML">
  <semantics>
    <mrow>
      <msub>
        <mo stretchy="false">β</mo>
        <mi>j</mi>
      </msub>
    </mrow>
    <annotation encoding="StarMath 5.0">%beta_j

</annotation>
  </semantics>
</math>
</file>

<file path=Object 81/content.xml><?xml version="1.0" encoding="utf-8"?>
<math xmlns="http://www.w3.org/1998/Math/MathML">
  <semantics>
    <mrow>
      <msub>
        <mo stretchy="false">λ</mo>
        <mi>i</mi>
      </msub>
    </mrow>
    <annotation encoding="StarMath 5.0">%lambda_i

</annotation>
  </semantics>
</math>
</file>

<file path=Object 82/content.xml><?xml version="1.0" encoding="utf-8"?>
<math xmlns="http://www.w3.org/1998/Math/MathML">
  <semantics>
    <mrow>
      <mrow>
        <msub>
          <mo stretchy="false">β</mo>
          <mi>j</mi>
        </msub>
        <mo stretchy="false">→</mo>
        <mrow>
          <mo stretchy="false">+</mo>
          <mo stretchy="false">∞</mo>
        </mrow>
      </mrow>
    </mrow>
    <annotation encoding="StarMath 5.0">%beta_j toward + infinity

</annotation>
  </semantics>
</math>
</file>

<file path=Object 83/content.xml><?xml version="1.0" encoding="utf-8"?>
<math xmlns="http://www.w3.org/1998/Math/MathML">
  <semantics>
    <mrow>
      <mrow>
        <msub>
          <mo stretchy="false">λ</mo>
          <mi>i</mi>
        </msub>
        <mo stretchy="false">→</mo>
        <mrow>
          <mo stretchy="false">+</mo>
          <mo stretchy="false">∞</mo>
        </mrow>
      </mrow>
    </mrow>
    <annotation encoding="StarMath 5.0">%lambda_i toward +infinity

</annotation>
  </semantics>
</math>
</file>

<file path=Object 84/content.xml><?xml version="1.0" encoding="utf-8"?>
<math xmlns="http://www.w3.org/1998/Math/MathML">
  <semantics>
    <mrow>
      <mo stretchy="false">Φ</mo>
      <mrow>
        <mo stretchy="false">(</mo>
        <mrow>
          <mo stretchy="false">ξ</mo>
        </mrow>
        <mo stretchy="false">)</mo>
      </mrow>
    </mrow>
    <annotation encoding="StarMath 5.0">%iFI ( %xi  )</annotation>
  </semantics>
</math>
</file>

<file path=Object 85/content.xml><?xml version="1.0" encoding="utf-8"?>
<math xmlns="http://www.w3.org/1998/Math/MathML">
  <semantics>
    <mrow>
      <mo stretchy="false">Ψ</mo>
      <mrow>
        <mo stretchy="false">(</mo>
        <mrow>
          <mo stretchy="false">ξ</mo>
        </mrow>
        <mo stretchy="false">)</mo>
      </mrow>
    </mrow>
    <annotation encoding="StarMath 5.0">%iPSI ( %xi  )</annotation>
  </semantics>
</math>
</file>

<file path=Object 86/content.xml><?xml version="1.0" encoding="utf-8"?>
<math xmlns="http://www.w3.org/1998/Math/MathML">
  <semantics>
    <mrow>
      <mrow>
        <mo stretchy="true">{</mo>
        <mrow>
          <mtable>
            <mtr>
              <mtd>
                <mrow>
                  <munder>
                    <mi mathvariant="italic">mín</mi>
                    <mrow>
                      <mrow>
                        <mo stretchy="false">(</mo>
                        <mrow>
                          <mi>x</mi>
                          <mi>,</mi>
                          <mi>y</mi>
                        </mrow>
                        <mo stretchy="false">)</mo>
                      </mrow>
                    </mrow>
                  </munder>
                  <mrow>
                    <msup>
                      <mrow>
                        <mo stretchy="false">(</mo>
                        <mrow>
                          <mrow>
                            <mi>x</mi>
                            <mo stretchy="false">−</mo>
                            <mn>5</mn>
                          </mrow>
                        </mrow>
                        <mo stretchy="false">)</mo>
                      </mrow>
                      <mn>2</mn>
                    </msup>
                    <mo stretchy="false">+</mo>
                    <msup>
                      <mrow>
                        <mo stretchy="false">(</mo>
                        <mrow>
                          <mrow>
                            <mi>y</mi>
                            <mo stretchy="false">−</mo>
                            <mn>5</mn>
                          </mrow>
                        </mrow>
                        <mo stretchy="false">)</mo>
                      </mrow>
                      <mn>2</mn>
                    </msup>
                  </mrow>
                </mrow>
              </mtd>
            </mtr>
            <mtr>
              <mtd>
                <mrow>
                  <mi>@</mi>
                  <mi/>
                  <mrow>
                    <mrow>
                      <mrow>
                        <msup>
                          <mi>x</mi>
                          <mn>2</mn>
                        </msup>
                        <mo stretchy="false">+</mo>
                        <msup>
                          <mi>y</mi>
                          <mn>2</mn>
                        </msup>
                      </mrow>
                      <mo stretchy="false">−</mo>
                      <mn>16</mn>
                    </mrow>
                    <mo stretchy="false">=</mo>
                    <mn>0</mn>
                  </mrow>
                </mrow>
              </mtd>
            </mtr>
          </mtable>
        </mrow>
      </mrow>
    </mrow>
    <annotation encoding="StarMath 5.0">alignl left lbrace stack { mín csub{(x,y)} (x - 5)^2 + (y - 5)^2 # @ ~  x^2+y^2-16=0 } right none</annotation>
  </semantics>
</math>
</file>

<file path=Object 87/content.xml><?xml version="1.0" encoding="utf-8"?>
<math xmlns="http://www.w3.org/1998/Math/MathML">
  <semantics>
    <mrow>
      <msup>
        <mi>R</mi>
        <mn>2</mn>
      </msup>
    </mrow>
    <annotation encoding="StarMath 5.0">R^2</annotation>
  </semantics>
</math>
</file>

<file path=Object 88/content.xml><?xml version="1.0" encoding="utf-8"?>
<math xmlns="http://www.w3.org/1998/Math/MathML">
  <semantics>
    <mrow>
      <mi>R</mi>
    </mrow>
    <annotation encoding="StarMath 5.0">R</annotation>
  </semantics>
</math>
</file>

<file path=Object 89/content.xml><?xml version="1.0" encoding="utf-8"?>
<math xmlns="http://www.w3.org/1998/Math/MathML">
  <semantics>
    <mrow>
      <mrow>
        <mrow>
          <mo stretchy="false">(</mo>
          <mrow>
            <mi>x</mi>
            <mi>,</mi>
            <mi>y</mi>
          </mrow>
          <mo stretchy="false">)</mo>
        </mrow>
        <mo stretchy="false">=</mo>
        <mrow>
          <mo stretchy="false">(</mo>
          <mrow>
            <mn>5.0,</mn>
            <mn>5.0</mn>
          </mrow>
          <mo stretchy="false">)</mo>
        </mrow>
      </mrow>
    </mrow>
    <annotation encoding="StarMath 5.0">(x,y)=(5.0, 5.0)</annotation>
  </semantics>
</math>
</file>

<file path=Object 9/content.xml><?xml version="1.0" encoding="utf-8"?>
<math xmlns="http://www.w3.org/1998/Math/MathML">
  <semantics>
    <mrow>
      <mo stretchy="false">Ω</mo>
    </mrow>
    <annotation encoding="StarMath 5.0">%OMEGA</annotation>
  </semantics>
</math>
</file>

<file path=Object 90/content.xml><?xml version="1.0" encoding="utf-8"?>
<math xmlns="http://www.w3.org/1998/Math/MathML">
  <semantics>
    <mrow>
      <mrow>
        <mrow>
          <mo stretchy="false">(</mo>
          <mrow>
            <mi>x</mi>
            <mi>,</mi>
            <mi>y</mi>
          </mrow>
          <mo stretchy="false">)</mo>
        </mrow>
        <mo stretchy="false">=</mo>
        <mrow>
          <mo stretchy="false">(</mo>
          <mrow>
            <mn>0.0,</mn>
            <mn>0.0</mn>
          </mrow>
          <mo stretchy="false">)</mo>
        </mrow>
      </mrow>
    </mrow>
    <annotation encoding="StarMath 5.0">(x,y)=(0.0, 0.0)</annotation>
  </semantics>
</math>
</file>

<file path=Object 91/content.xml><?xml version="1.0" encoding="utf-8"?>
<math xmlns="http://www.w3.org/1998/Math/MathML">
  <semantics>
    <mrow>
      <mrow>
        <mo stretchy="true">{</mo>
        <mrow>
          <mrow>
            <munder>
              <mi mathvariant="italic">mín</mi>
              <mrow>
                <mrow>
                  <mo stretchy="false">(</mo>
                  <mrow>
                    <mi>x</mi>
                    <mi>,</mi>
                    <mi>y</mi>
                  </mrow>
                  <mo stretchy="false">)</mo>
                </mrow>
              </mrow>
            </munder>
            <mrow>
              <mrow>
                <msup>
                  <mrow>
                    <mo stretchy="false">(</mo>
                    <mrow>
                      <mrow>
                        <mi>x</mi>
                        <mo stretchy="false">−</mo>
                        <mn>5</mn>
                      </mrow>
                    </mrow>
                    <mo stretchy="false">)</mo>
                  </mrow>
                  <mn>2</mn>
                </msup>
                <mo stretchy="false">+</mo>
                <msup>
                  <mrow>
                    <mo stretchy="false">(</mo>
                    <mrow>
                      <mrow>
                        <mi>y</mi>
                        <mo stretchy="false">−</mo>
                        <mn>5</mn>
                      </mrow>
                    </mrow>
                    <mo stretchy="false">)</mo>
                  </mrow>
                  <mn>2</mn>
                </msup>
              </mrow>
              <mo stretchy="false">+</mo>
              <mo stretchy="false">λ</mo>
            </mrow>
            <mrow>
              <msup>
                <mrow>
                  <mo stretchy="false">(</mo>
                  <mrow>
                    <mrow>
                      <mrow>
                        <msup>
                          <mi>x</mi>
                          <mn>2</mn>
                        </msup>
                        <mo stretchy="false">+</mo>
                        <msup>
                          <mi>y</mi>
                          <mn>2</mn>
                        </msup>
                      </mrow>
                      <mo stretchy="false">−</mo>
                      <mn>16</mn>
                    </mrow>
                  </mrow>
                  <mo stretchy="false">)</mo>
                </mrow>
                <mn>2</mn>
              </msup>
            </mrow>
          </mrow>
        </mrow>
      </mrow>
    </mrow>
    <annotation encoding="StarMath 5.0">alignl left lbrace  { mín csub{(x,y)} (x - 5)^2 + (y - 5)^2 + %lambda {( x^2+y^2-16 )^2 }} right none</annotation>
  </semantics>
</math>
</file>

<file path=Object 92/content.xml><?xml version="1.0" encoding="utf-8"?>
<math xmlns="http://www.w3.org/1998/Math/MathML">
  <semantics>
    <mrow>
      <mo stretchy="false">Φ</mo>
      <mrow>
        <mo stretchy="false">(</mo>
        <mrow>
          <mo stretchy="false">ξ</mo>
        </mrow>
        <mo stretchy="false">)</mo>
      </mrow>
    </mrow>
    <annotation encoding="StarMath 5.0">%iFI ( %xi  )</annotation>
  </semantics>
</math>
</file>

<file path=Object 93/content.xml><?xml version="1.0" encoding="utf-8"?>
<math xmlns="http://www.w3.org/1998/Math/MathML">
  <semantics>
    <mrow>
      <mo stretchy="false">Φ</mo>
      <mrow>
        <mrow>
          <mo stretchy="false">(</mo>
          <mrow>
            <mo stretchy="false">ξ</mo>
          </mrow>
          <mo stretchy="false">)</mo>
        </mrow>
        <mo stretchy="false">=</mo>
        <msup>
          <mo stretchy="false">ξ</mo>
          <mn>2</mn>
        </msup>
      </mrow>
    </mrow>
    <annotation encoding="StarMath 5.0">%iFI ( %xi  ) = %xi^2 </annotation>
  </semantics>
</math>
</file>

<file path=Object 94/content.xml><?xml version="1.0" encoding="utf-8"?>
<math xmlns="http://www.w3.org/1998/Math/MathML">
  <semantics>
    <mrow>
      <mo stretchy="false">λ</mo>
    </mrow>
    <annotation encoding="StarMath 5.0">%lambda</annotation>
  </semantics>
</math>
</file>

<file path=Object 95/content.xml><?xml version="1.0" encoding="utf-8"?>
<math xmlns="http://www.w3.org/1998/Math/MathML">
  <semantics>
    <mrow>
      <mrow>
        <mo stretchy="false">(</mo>
        <mrow>
          <mi>x</mi>
          <mi>,</mi>
          <mi>y</mi>
        </mrow>
        <mo stretchy="false">)</mo>
      </mrow>
    </mrow>
    <annotation encoding="StarMath 5.0">(x,y)</annotation>
  </semantics>
</math>
</file>

<file path=Object 96/content.xml><?xml version="1.0" encoding="utf-8"?>
<math xmlns="http://www.w3.org/1998/Math/MathML">
  <semantics>
    <mrow>
      <mrow>
        <mover accent="true">
          <mi>g</mi>
          <mo stretchy="false">⃗</mo>
        </mover>
        <mo stretchy="false">=</mo>
        <mfenced open="[" close="]">
          <mrow>
            <mtable>
              <mtr>
                <mtd>
                  <mrow>
                    <mn>2</mn>
                    <mrow>
                      <mrow>
                        <mo stretchy="false">(</mo>
                        <mrow>
                          <mrow>
                            <mi>x</mi>
                            <mo stretchy="false">−</mo>
                            <mn>5</mn>
                          </mrow>
                        </mrow>
                        <mo stretchy="false">)</mo>
                      </mrow>
                      <mo stretchy="false">+</mo>
                      <mo stretchy="false">λ</mo>
                    </mrow>
                    <mn>2</mn>
                    <mrow>
                      <mo stretchy="false">(</mo>
                      <mrow>
                        <mrow>
                          <mrow>
                            <msup>
                              <mi>x</mi>
                              <mn>2</mn>
                            </msup>
                            <mo stretchy="false">+</mo>
                            <msup>
                              <mi>y</mi>
                              <mn>2</mn>
                            </msup>
                          </mrow>
                          <mo stretchy="false">−</mo>
                          <mn>16</mn>
                        </mrow>
                      </mrow>
                      <mo stretchy="false">)</mo>
                    </mrow>
                    <mn>2</mn>
                    <mi>x</mi>
                  </mrow>
                </mtd>
              </mtr>
              <mtr>
                <mtd>
                  <mrow>
                    <mn>2</mn>
                    <mrow>
                      <mrow>
                        <mo stretchy="false">(</mo>
                        <mrow>
                          <mrow>
                            <mi>y</mi>
                            <mo stretchy="false">−</mo>
                            <mn>5</mn>
                          </mrow>
                        </mrow>
                        <mo stretchy="false">)</mo>
                      </mrow>
                      <mo stretchy="false">+</mo>
                      <mo stretchy="false">λ</mo>
                    </mrow>
                    <mn>2</mn>
                    <mrow>
                      <mo stretchy="false">(</mo>
                      <mrow>
                        <mrow>
                          <mrow>
                            <msup>
                              <mi>x</mi>
                              <mn>2</mn>
                            </msup>
                            <mo stretchy="false">+</mo>
                            <msup>
                              <mi>y</mi>
                              <mn>2</mn>
                            </msup>
                          </mrow>
                          <mo stretchy="false">−</mo>
                          <mn>16</mn>
                        </mrow>
                      </mrow>
                      <mo stretchy="false">)</mo>
                    </mrow>
                    <mn>2</mn>
                    <mi>y</mi>
                  </mrow>
                </mtd>
              </mtr>
            </mtable>
          </mrow>
        </mfenced>
      </mrow>
    </mrow>
    <annotation encoding="StarMath 5.0">vec g = left [ binom
{2(x - 5) + %lambda 2 ( x^2+y^2-16 ) 2 x }
{2(y - 5) + %lambda 2 ( x^2+y^2-16 ) 2 y  }
right ]
</annotation>
  </semantics>
</math>
</file>

<file path=Object 97/content.xml><?xml version="1.0" encoding="utf-8"?>
<math xmlns="http://www.w3.org/1998/Math/MathML">
  <semantics>
    <mrow>
      <mrow>
        <mover accent="true">
          <mi>v</mi>
          <mo stretchy="false">⃗</mo>
        </mover>
        <mo stretchy="false">=</mo>
        <mrow>
          <mo stretchy="false">−</mo>
          <mrow>
            <mfrac>
              <mover accent="true">
                <mi>g</mi>
                <mo stretchy="false">⃗</mo>
              </mover>
              <mrow>
                <mfenced open="∥" close="∥">
                  <mrow>
                    <mover accent="true">
                      <mi>g</mi>
                      <mo stretchy="false">⃗</mo>
                    </mover>
                  </mrow>
                </mfenced>
              </mrow>
            </mfrac>
          </mrow>
        </mrow>
      </mrow>
    </mrow>
    <annotation encoding="StarMath 5.0">vec v = - { vec g over { left ldline vec g right rdline }} </annotation>
  </semantics>
</math>
</file>

<file path=Object 98/content.xml><?xml version="1.0" encoding="utf-8"?>
<math xmlns="http://www.w3.org/1998/Math/MathML">
  <semantics>
    <mrow>
      <mover accent="true">
        <mi>v</mi>
        <mo stretchy="false">⃗</mo>
      </mover>
    </mrow>
    <annotation encoding="StarMath 5.0">vec v </annotation>
  </semantics>
</math>
</file>

<file path=Object 99/content.xml><?xml version="1.0" encoding="utf-8"?>
<math xmlns="http://www.w3.org/1998/Math/MathML">
  <semantics>
    <mrow>
      <mrow>
        <mo stretchy="false">(</mo>
        <mrow>
          <mi>x</mi>
          <mi>'</mi>
          <mi>,</mi>
          <mi>y</mi>
          <mi>'</mi>
        </mrow>
        <mo stretchy="false">)</mo>
      </mrow>
    </mrow>
    <annotation encoding="StarMath 5.0">(x',y' )</annotation>
  </semantics>
</math>
</file>